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Menlo" svg:font-family="Menlo, Monaco, Consolas, 'Courier New', monospace"/>
    <style:font-face style:name="Monaco" svg:font-family="Monaco, Consolas, 'Andale Mono', 'DejaVu Sans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P1" style:family="paragraph" style:parent-style-name="Standard">
      <style:text-properties fo:font-size="15pt" fo:font-style="italic" style:text-underline-style="none" fo:font-weight="bold" officeooo:rsid="00291d32" officeooo:paragraph-rsid="00265b88" style:font-size-asian="13.1000003814697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fo:font-size="15pt" fo:font-style="italic" style:text-underline-style="none" fo:font-weight="bold" officeooo:rsid="002b3cfd" officeooo:paragraph-rsid="00265b88" style:font-size-asian="13.1000003814697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text-properties fo:font-size="15pt" fo:font-style="italic" style:text-underline-style="none" fo:font-weight="bold" officeooo:rsid="002c838d" officeooo:paragraph-rsid="00265b88" style:font-size-asian="13.1000003814697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fo:font-size="15pt" fo:font-style="italic" style:text-underline-style="none" fo:font-weight="bold" officeooo:rsid="005b2845" officeooo:paragraph-rsid="002d87dc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fo:font-size="15pt" fo:font-style="italic" style:text-underline-style="none" fo:font-weight="bold" officeooo:rsid="005890a6" officeooo:paragraph-rsid="002d87dc" style:font-size-asian="15pt" style:font-style-asian="italic" style:font-weight-asian="bold" style:font-size-complex="15pt" style:font-style-complex="italic" style:font-weight-complex="bold"/>
    </style:style>
    <style:style style:name="P6" style:family="paragraph" style:parent-style-name="Standard">
      <style:text-properties fo:font-size="15pt" fo:font-style="italic" style:text-underline-style="none" fo:font-weight="normal" officeooo:rsid="002b3cfd" officeooo:paragraph-rsid="00265b88" style:font-size-asian="13.1000003814697pt" style:font-style-asian="italic" style:font-weight-asian="normal" style:font-size-complex="15pt" style:font-style-complex="italic" style:font-weight-complex="normal"/>
    </style:style>
    <style:style style:name="P7" style:family="paragraph" style:parent-style-name="Standard">
      <style:text-properties fo:font-size="15pt" fo:font-style="italic" style:text-underline-style="none" fo:font-weight="normal" officeooo:rsid="002c838d" officeooo:paragraph-rsid="00265b88" style:font-size-asian="13.1000003814697pt" style:font-style-asian="italic" style:font-weight-asian="normal" style:font-size-complex="15pt" style:font-style-complex="italic" style:font-weight-complex="normal"/>
    </style:style>
    <style:style style:name="P8" style:family="paragraph" style:parent-style-name="Standard">
      <style:text-properties fo:font-size="15pt" fo:font-style="italic" style:text-underline-style="none" fo:font-weight="normal" officeooo:rsid="00516d68" officeooo:paragraph-rsid="002cb2c4" style:font-size-asian="15pt" style:font-style-asian="italic" style:font-weight-asian="normal" style:font-size-complex="15pt" style:font-style-complex="italic" style:font-weight-complex="normal"/>
    </style:style>
    <style:style style:name="P9" style:family="paragraph" style:parent-style-name="Standard">
      <style:text-properties fo:font-size="15pt" fo:font-style="italic" style:text-underline-style="none" fo:font-weight="normal" officeooo:rsid="005890a6" officeooo:paragraph-rsid="002d87dc" style:font-size-asian="15pt" style:font-style-asian="italic" style:font-weight-asian="normal" style:font-size-complex="15pt" style:font-style-complex="italic" style:font-weight-complex="normal"/>
    </style:style>
    <style:style style:name="P10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2b3cfd" officeooo:paragraph-rsid="00265b88" style:font-size-asian="13.1000003814697pt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532707" officeooo:paragraph-rsid="002cb2c4" style:font-size-asian="15pt" style:font-style-asian="italic" style:font-weight-asian="bold" style:font-size-complex="15pt" style:font-style-complex="italic" style:font-weight-complex="bold"/>
    </style:style>
    <style:style style:name="P12" style:family="paragraph" style:parent-style-name="Standard">
      <style:text-properties fo:font-size="15pt" fo:font-style="italic" fo:font-weight="normal" officeooo:rsid="00428400" officeooo:paragraph-rsid="002a466a" style:font-size-asian="15pt" style:font-style-asian="italic" style:font-weight-asian="normal" style:font-size-complex="15pt" style:font-style-complex="italic" style:font-weight-complex="normal"/>
    </style:style>
    <style:style style:name="P13" style:family="paragraph" style:parent-style-name="Standard">
      <style:text-properties fo:font-size="15pt" fo:font-style="italic" fo:font-weight="normal" officeooo:rsid="00433ef2" officeooo:paragraph-rsid="002a466a" style:font-size-asian="15pt" style:font-style-asian="italic" style:font-weight-asian="normal" style:font-size-complex="15pt" style:font-style-complex="italic" style:font-weight-complex="normal"/>
    </style:style>
    <style:style style:name="P14" style:family="paragraph" style:parent-style-name="Standard">
      <style:text-properties fo:font-size="15pt" fo:font-style="italic" fo:font-weight="normal" officeooo:rsid="00471fe8" officeooo:paragraph-rsid="002a466a" style:font-size-asian="15pt" style:font-style-asian="italic" style:font-weight-asian="normal" style:font-size-complex="15pt" style:font-style-complex="italic" style:font-weight-complex="normal"/>
    </style:style>
    <style:style style:name="P15" style:family="paragraph" style:parent-style-name="Standard">
      <style:text-properties fo:font-size="15pt" fo:font-style="italic" fo:font-weight="normal" officeooo:rsid="00450ee6" officeooo:paragraph-rsid="002a466a" style:font-size-asian="15pt" style:font-style-asian="italic" style:font-weight-asian="normal" style:font-size-complex="15pt" style:font-style-complex="italic" style:font-weight-complex="normal"/>
    </style:style>
    <style:style style:name="P16" style:family="paragraph" style:parent-style-name="Standard">
      <style:text-properties fo:font-size="15pt" fo:font-style="italic" fo:font-weight="normal" officeooo:rsid="00468899" officeooo:paragraph-rsid="002a466a" style:font-size-asian="15pt" style:font-style-asian="italic" style:font-weight-asian="normal" style:font-size-complex="15pt" style:font-style-complex="italic" style:font-weight-complex="normal"/>
    </style:style>
    <style:style style:name="P17" style:family="paragraph" style:parent-style-name="Standard">
      <style:text-properties fo:font-size="15pt" fo:font-style="italic" fo:font-weight="bold" officeooo:rsid="00428400" officeooo:paragraph-rsid="002a466a" style:font-size-asian="15pt" style:font-style-asian="italic" style:font-weight-asian="bold" style:font-size-complex="15pt" style:font-style-complex="italic" style:font-weight-complex="bold"/>
    </style:style>
    <style:style style:name="P18" style:family="paragraph" style:parent-style-name="Standard">
      <style:text-properties fo:font-size="15pt" fo:font-style="italic" fo:font-weight="bold" officeooo:rsid="00471fe8" officeooo:paragraph-rsid="002a466a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fo:font-size="15pt" fo:font-style="italic" fo:font-weight="bold" officeooo:rsid="00433ef2" officeooo:paragraph-rsid="002a466a" style:font-size-asian="15pt" style:font-style-asian="italic" style:font-weight-asian="bold" style:font-size-complex="15pt" style:font-style-complex="italic" style:font-weight-complex="bold"/>
    </style:style>
    <style:style style:name="P20" style:family="paragraph" style:parent-style-name="Standard">
      <style:text-properties fo:font-size="15pt" fo:font-style="italic" fo:font-weight="bold" officeooo:rsid="00450ee6" officeooo:paragraph-rsid="002a466a" style:font-size-asian="15pt" style:font-style-asian="italic" style:font-weight-asian="bold" style:font-size-complex="15pt" style:font-style-complex="italic" style:font-weight-complex="bold"/>
    </style:style>
    <style:style style:name="P21" style:family="paragraph" style:parent-style-name="Standard">
      <style:text-properties fo:font-size="15pt" fo:font-style="italic" fo:font-weight="bold" officeooo:rsid="00468899" officeooo:paragraph-rsid="002a466a" style:font-size-asian="15pt" style:font-style-asian="italic" style:font-weight-asian="bold" style:font-size-complex="15pt" style:font-style-complex="italic" style:font-weight-complex="bold"/>
    </style:style>
    <style:style style:name="P22" style:family="paragraph" style:parent-style-name="Standard">
      <style:text-properties fo:font-size="15pt" fo:font-style="italic" fo:font-weight="bold" officeooo:rsid="002a466a" officeooo:paragraph-rsid="002a466a" style:font-size-asian="15pt" style:font-style-asian="italic" style:font-weight-asian="bold" style:font-size-complex="15pt" style:font-style-complex="italic" style:font-weight-complex="bold"/>
    </style:style>
    <style:style style:name="P23" style:family="paragraph" style:parent-style-name="Standard">
      <style:text-properties fo:font-size="15pt" fo:font-weight="bold" officeooo:rsid="0032fc7d" officeooo:paragraph-rsid="002960d0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bold" officeooo:rsid="0033191f" officeooo:paragraph-rsid="002960d0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normal" officeooo:rsid="0033191f" officeooo:paragraph-rsid="002960d0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size="15pt" fo:font-weight="normal" officeooo:rsid="00389ba7" officeooo:paragraph-rsid="002960d0" style:font-size-asian="15pt" style:font-weight-asian="normal" style:font-size-complex="15pt" style:font-weight-complex="normal"/>
    </style:style>
    <style:style style:name="P27" style:family="paragraph" style:parent-style-name="Standard">
      <style:text-properties fo:font-size="20pt" style:text-underline-style="solid" style:text-underline-width="auto" style:text-underline-color="font-color" fo:font-weight="bold" officeooo:rsid="001e3dba" officeooo:paragraph-rsid="001e3dba" style:font-size-asian="20pt" style:font-weight-asian="bold" style:font-size-complex="20pt" style:font-weight-complex="bold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officeooo:rsid="0012016b" officeooo:paragraph-rsid="001e3dba" style:font-size-asian="13.1000003814697pt" style:font-style-asian="italic" style:font-size-complex="15pt" style:font-style-complex="italic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Consolas" fo:font-size="20pt" fo:letter-spacing="normal" fo:font-style="normal" style:text-underline-style="solid" style:text-underline-width="auto" style:text-underline-color="font-color" fo:font-weight="bold" officeooo:rsid="0012016b" officeooo:paragraph-rsid="001e3dba" style:font-size-asian="20pt" style:font-style-asian="italic" style:font-weight-asian="bold" style:font-size-complex="20pt" style:font-style-complex="italic" style:font-weight-complex="bold"/>
    </style:style>
    <style:style style:name="P30" style:family="paragraph" style:parent-style-name="Standard">
      <style:text-properties fo:font-weight="bold" officeooo:rsid="0032fc7d" officeooo:paragraph-rsid="002960d0" style:font-weight-asian="bold" style:font-weight-complex="bold"/>
    </style:style>
    <style:style style:name="P31" style:family="paragraph" style:parent-style-name="Standard">
      <style:text-properties fo:font-size="11pt" fo:font-weight="normal" officeooo:rsid="0033191f" officeooo:paragraph-rsid="002960d0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fo:color="#ce181e" fo:font-size="15pt" fo:font-style="italic" style:text-underline-style="none" fo:font-weight="bold" officeooo:rsid="005b9fa6" officeooo:paragraph-rsid="002d87dc" style:font-size-asian="15pt" style:font-style-asian="italic" style:font-weight-asian="bold" style:font-size-complex="15pt" style:font-style-complex="italic" style:font-weight-complex="bold"/>
    </style:style>
    <style:style style:name="P33" style:family="paragraph" style:parent-style-name="Standard">
      <style:text-properties fo:color="#ce181e" fo:font-size="15pt" fo:font-style="italic" style:text-underline-style="none" fo:font-weight="bold" officeooo:rsid="005cf26e" officeooo:paragraph-rsid="002d87dc" style:font-size-asian="15pt" style:font-style-asian="italic" style:font-weight-asian="bold" style:font-size-complex="15pt" style:font-style-complex="italic" style:font-weight-complex="bold"/>
    </style:style>
    <style:style style:name="P34" style:family="paragraph" style:parent-style-name="Standard">
      <style:text-properties fo:color="#ce181e" fo:font-size="15pt" fo:font-style="italic" style:text-underline-style="none" fo:font-weight="bold" officeooo:rsid="006c2f96" officeooo:paragraph-rsid="002d87dc" style:font-size-asian="15pt" style:font-style-asian="italic" style:font-weight-asian="bold" style:font-size-complex="15pt" style:font-style-complex="italic" style:font-weight-complex="bold"/>
    </style:style>
    <style:style style:name="P35" style:family="paragraph" style:parent-style-name="Standard">
      <style:text-properties fo:color="#ce181e" fo:font-size="15pt" fo:font-style="italic" style:text-underline-style="none" fo:font-weight="normal" officeooo:rsid="005b9fa6" officeooo:paragraph-rsid="002d87dc" style:font-size-asian="15pt" style:font-style-asian="italic" style:font-weight-asian="normal" style:font-size-complex="15pt" style:font-style-complex="italic" style:font-weight-complex="normal"/>
    </style:style>
    <style:style style:name="P36" style:family="paragraph" style:parent-style-name="Standard">
      <style:text-properties fo:color="#000000" fo:font-size="15pt" fo:font-style="italic" style:text-underline-style="none" fo:font-weight="bold" officeooo:rsid="005cf26e" officeooo:paragraph-rsid="002d87dc" style:font-size-asian="15pt" style:font-style-asian="italic" style:font-weight-asian="bold" style:font-size-complex="15pt" style:font-style-complex="italic" style:font-weight-complex="bold"/>
    </style:style>
    <style:style style:name="P37" style:family="paragraph" style:parent-style-name="Standard">
      <style:text-properties fo:color="#000000" fo:font-size="15pt" fo:font-style="italic" style:text-underline-style="none" fo:font-weight="bold" officeooo:rsid="005e9bf9" officeooo:paragraph-rsid="002d87dc" style:font-size-asian="15pt" style:font-style-asian="italic" style:font-weight-asian="bold" style:font-size-complex="15pt" style:font-style-complex="italic" style:font-weight-complex="bold"/>
    </style:style>
    <style:style style:name="P38" style:family="paragraph" style:parent-style-name="Standard">
      <style:text-properties fo:color="#000000" fo:font-size="15pt" fo:font-style="italic" style:text-underline-style="none" fo:font-weight="bold" officeooo:rsid="005fb485" officeooo:paragraph-rsid="002d87dc" style:font-size-asian="15pt" style:font-style-asian="italic" style:font-weight-asian="bold" style:font-size-complex="15pt" style:font-style-complex="italic" style:font-weight-complex="bold"/>
    </style:style>
    <style:style style:name="P39" style:family="paragraph" style:parent-style-name="Standard">
      <style:text-properties fo:color="#000000" fo:font-size="15pt" fo:font-style="italic" style:text-underline-style="none" fo:font-weight="bold" officeooo:rsid="005eefa3" officeooo:paragraph-rsid="002d87dc" style:font-size-asian="15pt" style:font-style-asian="italic" style:font-weight-asian="bold" style:font-size-complex="15pt" style:font-style-complex="italic" style:font-weight-complex="bold"/>
    </style:style>
    <style:style style:name="P40" style:family="paragraph" style:parent-style-name="Standard">
      <style:text-properties fo:color="#000000" fo:font-size="15pt" fo:font-style="italic" style:text-underline-style="none" fo:font-weight="bold" officeooo:rsid="0064ea18" officeooo:paragraph-rsid="002d87dc" style:font-size-asian="15pt" style:font-style-asian="italic" style:font-weight-asian="bold" style:font-size-complex="15pt" style:font-style-complex="italic" style:font-weight-complex="bold"/>
    </style:style>
    <style:style style:name="P41" style:family="paragraph" style:parent-style-name="Standard">
      <style:text-properties fo:color="#000000" fo:font-size="15pt" fo:font-style="italic" style:text-underline-style="none" fo:font-weight="bold" officeooo:rsid="006d2b28" officeooo:paragraph-rsid="002d87dc" style:font-size-asian="15pt" style:font-style-asian="italic" style:font-weight-asian="bold" style:font-size-complex="15pt" style:font-style-complex="italic" style:font-weight-complex="bold"/>
    </style:style>
    <style:style style:name="P42" style:family="paragraph" style:parent-style-name="Standard">
      <style:text-properties fo:color="#000000" fo:font-size="15pt" fo:font-style="italic" style:text-underline-style="none" fo:font-weight="bold" officeooo:rsid="006fb5ac" officeooo:paragraph-rsid="002d87dc" style:font-size-asian="15pt" style:font-style-asian="italic" style:font-weight-asian="bold" style:font-size-complex="15pt" style:font-style-complex="italic" style:font-weight-complex="bold"/>
    </style:style>
    <style:style style:name="P43" style:family="paragraph" style:parent-style-name="Standard">
      <style:text-properties fo:color="#000000" fo:font-size="15pt" fo:font-style="italic" style:text-underline-style="none" fo:font-weight="normal" officeooo:rsid="005e9bf9" officeooo:paragraph-rsid="002d87dc" style:font-size-asian="15pt" style:font-style-asian="italic" style:font-weight-asian="normal" style:font-size-complex="15pt" style:font-style-complex="italic" style:font-weight-complex="normal"/>
    </style:style>
    <style:style style:name="P44" style:family="paragraph" style:parent-style-name="Standard">
      <style:text-properties fo:color="#000000" fo:font-size="15pt" fo:font-style="italic" style:text-underline-style="none" fo:font-weight="normal" officeooo:rsid="005eefa3" officeooo:paragraph-rsid="002d87dc" style:font-size-asian="15pt" style:font-style-asian="italic" style:font-weight-asian="normal" style:font-size-complex="15pt" style:font-style-complex="italic" style:font-weight-complex="normal"/>
    </style:style>
    <style:style style:name="P45" style:family="paragraph" style:parent-style-name="Standard">
      <style:text-properties fo:color="#000000" fo:font-size="15pt" fo:font-style="italic" style:text-underline-style="none" fo:font-weight="normal" officeooo:rsid="00605916" officeooo:paragraph-rsid="002d87dc" style:font-size-asian="15pt" style:font-style-asian="italic" style:font-weight-asian="normal" style:font-size-complex="15pt" style:font-style-complex="italic" style:font-weight-complex="normal"/>
    </style:style>
    <style:style style:name="P46" style:family="paragraph" style:parent-style-name="Standard">
      <style:text-properties fo:color="#000000" fo:font-size="15pt" fo:font-style="italic" style:text-underline-style="none" fo:font-weight="normal" officeooo:rsid="00668abb" officeooo:paragraph-rsid="002d87dc" style:font-size-asian="15pt" style:font-style-asian="italic" style:font-weight-asian="normal" style:font-size-complex="15pt" style:font-style-complex="italic" style:font-weight-complex="normal"/>
    </style:style>
    <style:style style:name="P47" style:family="paragraph" style:parent-style-name="Standard">
      <style:text-properties fo:color="#000000" fo:font-size="15pt" fo:font-style="italic" style:text-underline-style="none" fo:font-weight="normal" officeooo:rsid="006a5e4e" officeooo:paragraph-rsid="002d87dc" style:font-size-asian="15pt" style:font-style-asian="italic" style:font-weight-asian="normal" style:font-size-complex="15pt" style:font-style-complex="italic" style:font-weight-complex="normal"/>
    </style:style>
    <style:style style:name="P48" style:family="paragraph" style:parent-style-name="Standard">
      <style:text-properties fo:color="#000000" fo:font-size="15pt" fo:font-style="italic" style:text-underline-style="none" fo:font-weight="normal" officeooo:rsid="006d2b28" officeooo:paragraph-rsid="002d87dc" style:font-size-asian="15pt" style:font-style-asian="italic" style:font-weight-asian="normal" style:font-size-complex="15pt" style:font-style-complex="italic" style:font-weight-complex="normal"/>
    </style:style>
    <style:style style:name="P49" style:family="paragraph" style:parent-style-name="Standard">
      <style:text-properties fo:color="#0066b3" fo:font-size="15pt" fo:font-style="italic" style:text-underline-style="none" fo:font-weight="bold" officeooo:rsid="005e9bf9" officeooo:paragraph-rsid="002d87dc" style:font-size-asian="15pt" style:font-style-asian="italic" style:font-weight-asian="bold" style:font-size-complex="15pt" style:font-style-complex="italic" style:font-weight-complex="bold"/>
    </style:style>
    <style:style style:name="P5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273621" officeooo:paragraph-rsid="001e3dba" style:font-size-asian="13.1000003814697pt" style:font-style-asian="italic" style:font-weight-asian="bold" style:font-size-complex="15pt" style:font-style-complex="italic" style:font-weight-complex="bold"/>
    </style:style>
    <style:style style:name="P5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2c838d" officeooo:paragraph-rsid="00265b88" style:font-size-asian="13.1000003814697pt" style:font-style-asian="italic" style:font-weight-asian="bold" style:font-size-complex="15pt" style:font-style-complex="italic" style:font-weight-complex="bold"/>
    </style:style>
    <style:style style:name="P5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33191f" officeooo:paragraph-rsid="002960d0" style:font-size-asian="15pt" style:font-style-asian="italic" style:font-weight-asian="bold" style:font-size-complex="15pt" style:font-style-complex="italic" style:font-weight-complex="bold"/>
    </style:style>
    <style:style style:name="P5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5cf26e" officeooo:paragraph-rsid="002d87dc" style:font-size-asian="15pt" style:font-style-asian="italic" style:font-weight-asian="bold" style:font-size-complex="15pt" style:font-style-complex="italic" style:font-weight-complex="bold"/>
    </style:style>
    <style:style style:name="P5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normal" officeooo:rsid="00516d68" officeooo:paragraph-rsid="002cb2c4" style:font-size-asian="15pt" style:font-style-asian="italic" style:font-weight-asian="normal" style:font-size-complex="15pt" style:font-style-complex="italic" style:font-weight-complex="normal"/>
    </style:style>
    <style:style style:name="P5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normal" officeooo:rsid="00605916" officeooo:paragraph-rsid="002d87dc" style:font-size-asian="15pt" style:font-style-asian="italic" style:font-weight-asian="normal" style:font-size-complex="15pt" style:font-style-complex="italic" style:font-weight-complex="normal"/>
    </style:style>
    <style:style style:name="P5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text-line-through-style="none" style:text-line-through-type="none" style:font-name="Consolas" fo:font-size="15pt" fo:letter-spacing="normal" fo:font-style="normal" style:text-underline-style="none" fo:font-weight="normal" officeooo:rsid="00450ee6" officeooo:paragraph-rsid="002cb2c4" style:font-size-asian="15pt" style:font-style-asian="normal" style:font-weight-asian="normal" style:font-size-complex="15pt" style:font-style-complex="normal" style:font-weight-complex="normal"/>
    </style:style>
    <style:style style:name="P57" style:family="paragraph" style:parent-style-name="Table_20_Contents">
      <style:text-properties fo:font-size="15pt" officeooo:rsid="005e9bf9" officeooo:paragraph-rsid="002d87dc" style:font-size-asian="15pt" style:font-size-complex="15pt"/>
    </style:style>
    <style:style style:name="P58" style:family="paragraph" style:parent-style-name="Table_20_Contents">
      <style:text-properties fo:font-size="15pt" officeooo:paragraph-rsid="002d87dc" style:font-size-asian="15pt" style:font-size-complex="15pt"/>
    </style:style>
    <style:style style:name="P59" style:family="paragraph" style:parent-style-name="Standard" style:list-style-name="L1">
      <style:text-properties officeooo:paragraph-rsid="002564c7"/>
    </style:style>
    <style:style style:name="P60" style:family="paragraph" style:parent-style-name="Standard" style:list-style-name="L1">
      <style:text-properties officeooo:paragraph-rsid="001ee426"/>
    </style:style>
    <style:style style:name="P61" style:family="paragraph" style:parent-style-name="Standard" style:list-style-name="L1">
      <style:text-properties officeooo:paragraph-rsid="00265b88"/>
    </style:style>
    <style:style style:name="P62" style:family="paragraph" style:parent-style-name="Standard" style:list-style-name="L1">
      <style:text-properties officeooo:paragraph-rsid="002062be"/>
    </style:style>
    <style:style style:name="P63" style:family="paragraph" style:parent-style-name="Standard" style:list-style-name="L1">
      <style:text-properties fo:font-weight="bold" officeooo:rsid="002564c7" officeooo:paragraph-rsid="002564c7" style:font-weight-asian="bold" style:font-weight-complex="bold"/>
    </style:style>
    <style:style style:name="P64" style:family="paragraph" style:parent-style-name="Standard" style:list-style-name="L1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officeooo:rsid="0012016b" officeooo:paragraph-rsid="001ee426" style:font-size-asian="13.1000003814697pt" style:font-style-asian="italic" style:font-size-complex="15pt" style:font-style-complex="italic"/>
    </style:style>
    <style:style style:name="P65" style:family="paragraph" style:parent-style-name="Standard" style:list-style-name="L1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officeooo:rsid="00123d99" officeooo:paragraph-rsid="001ee426" style:font-size-asian="13.1000003814697pt" style:font-style-asian="italic" style:font-size-complex="15pt" style:font-style-complex="italic"/>
    </style:style>
    <style:style style:name="P66" style:family="paragraph" style:parent-style-name="Standard" style:list-style-name="L1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normal" officeooo:rsid="00157b1b" officeooo:paragraph-rsid="001ee426" style:font-size-asian="13.1000003814697pt" style:font-style-asian="italic" style:font-size-complex="15pt" style:font-style-complex="italic"/>
    </style:style>
    <style:style style:name="P67" style:family="paragraph" style:parent-style-name="Standard" style:list-style-name="L1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normal" officeooo:rsid="00239ba9" officeooo:paragraph-rsid="002062be" style:font-size-asian="13.1000003814697pt" style:font-style-asian="italic" style:font-weight-asian="normal" style:font-size-complex="15pt" style:font-style-complex="italic" style:font-weight-complex="normal"/>
    </style:style>
    <style:style style:name="P68" style:family="paragraph" style:parent-style-name="Standard" style:list-style-name="L1">
      <style:text-properties style:text-line-through-style="none" style:text-line-through-type="none" fo:font-size="15pt" fo:font-style="italic" style:text-underline-style="none" officeooo:rsid="00157b1b" officeooo:paragraph-rsid="001ee426" style:font-size-asian="13.1000003814697pt" style:font-style-asian="italic" style:font-size-complex="15pt" style:font-style-complex="italic"/>
    </style:style>
    <style:style style:name="P69" style:family="paragraph" style:parent-style-name="Standard" style:list-style-name="L1">
      <style:text-properties fo:font-size="15pt" fo:font-style="italic" style:text-underline-style="none" fo:font-weight="normal" officeooo:rsid="0022eba5" officeooo:paragraph-rsid="001ee426" style:font-size-asian="13.1000003814697pt" style:font-style-asian="italic" style:font-weight-asian="normal" style:font-size-complex="15pt" style:font-style-complex="italic" style:font-weight-complex="normal"/>
    </style:style>
    <style:style style:name="P70" style:family="paragraph" style:parent-style-name="Standard" style:list-style-name="L1">
      <style:text-properties fo:font-size="15pt" fo:font-style="italic" style:text-underline-style="none" fo:font-weight="bold" officeooo:rsid="00273621" officeooo:paragraph-rsid="001ee426" style:font-size-asian="13.1000003814697pt" style:font-style-asian="italic" style:font-weight-asian="bold" style:font-size-complex="15pt" style:font-style-complex="italic" style:font-weight-complex="bold"/>
    </style:style>
    <style:style style:name="P71" style:family="paragraph" style:parent-style-name="Standard" style:list-style-name="L1">
      <style:text-properties officeooo:rsid="00265b88" officeooo:paragraph-rsid="00265b88"/>
    </style:style>
    <style:style style:name="P72" style:family="paragraph" style:parent-style-name="Standard" style:list-style-name="L1">
      <style:text-properties fo:font-weight="normal" officeooo:rsid="00265b88" officeooo:paragraph-rsid="00265b88" style:font-weight-asian="normal" style:font-weight-complex="normal"/>
    </style:style>
    <style:style style:name="P73" style:family="paragraph" style:parent-style-name="Standard">
      <style:text-properties fo:color="#000000" fo:font-size="15pt" fo:font-style="italic" style:text-underline-style="none" fo:font-weight="bold" officeooo:rsid="007a1a97" officeooo:paragraph-rsid="002e5237" style:font-size-asian="13.1000003814697pt" style:font-style-asian="italic" style:font-weight-asian="bold" style:font-size-complex="15pt" style:font-style-complex="italic" style:font-weight-complex="bold"/>
    </style:style>
    <style:style style:name="P74" style:family="paragraph" style:parent-style-name="Standard">
      <style:text-properties fo:color="#000000" fo:font-size="15pt" fo:font-style="italic" style:text-underline-style="none" fo:font-weight="bold" officeooo:rsid="0077a741" officeooo:paragraph-rsid="002e5237" style:font-size-asian="13.1000003814697pt" style:font-style-asian="italic" style:font-weight-asian="bold" style:font-size-complex="15pt" style:font-style-complex="italic" style:font-weight-complex="bold"/>
    </style:style>
    <style:style style:name="P75" style:family="paragraph" style:parent-style-name="Standard">
      <style:text-properties fo:color="#000000" fo:font-size="15pt" fo:font-style="italic" style:text-underline-style="none" fo:font-weight="bold" officeooo:rsid="008f7c08" officeooo:paragraph-rsid="002fdd4a" style:font-size-asian="13.1000003814697pt" style:font-style-asian="italic" style:font-weight-asian="bold" style:font-size-complex="15pt" style:font-style-complex="italic" style:font-weight-complex="bold"/>
    </style:style>
    <style:style style:name="P76" style:family="paragraph" style:parent-style-name="Standard">
      <style:text-properties fo:color="#000000" fo:font-size="15pt" fo:font-style="italic" style:text-underline-style="none" fo:font-weight="bold" officeooo:rsid="008f7ca1" officeooo:paragraph-rsid="002fdd4a" style:font-size-asian="13.1000003814697pt" style:font-style-asian="italic" style:font-weight-asian="bold" style:font-size-complex="15pt" style:font-style-complex="italic" style:font-weight-complex="bold"/>
    </style:style>
    <style:style style:name="P77" style:family="paragraph" style:parent-style-name="Standard">
      <style:text-properties fo:color="#000000" fo:font-size="15pt" fo:font-style="italic" style:text-underline-style="none" fo:font-weight="bold" officeooo:rsid="008fca30" officeooo:paragraph-rsid="002fdd4a" style:font-size-asian="13.1000003814697pt" style:font-style-asian="italic" style:font-weight-asian="bold" style:font-size-complex="15pt" style:font-style-complex="italic" style:font-weight-complex="bold"/>
    </style:style>
    <style:style style:name="P78" style:family="paragraph" style:parent-style-name="Standard">
      <style:text-properties fo:color="#000000" fo:font-size="15pt" fo:font-style="italic" style:text-underline-style="none" fo:font-weight="normal" officeooo:rsid="0077a741" officeooo:paragraph-rsid="002e5237" style:font-size-asian="13.1000003814697pt" style:font-style-asian="italic" style:font-weight-asian="normal" style:font-size-complex="15pt" style:font-style-complex="italic" style:font-weight-complex="normal"/>
    </style:style>
    <style:style style:name="P79" style:family="paragraph" style:parent-style-name="Standard">
      <style:text-properties fo:color="#000000" fo:font-size="15pt" fo:font-style="italic" style:text-underline-style="none" fo:font-weight="normal" officeooo:rsid="008503b6" officeooo:paragraph-rsid="002e5237" style:font-size-asian="13.1000003814697pt" style:font-style-asian="italic" style:font-weight-asian="normal" style:font-size-complex="15pt" style:font-style-complex="italic" style:font-weight-complex="normal"/>
    </style:style>
    <style:style style:name="P80" style:family="paragraph" style:parent-style-name="Standard">
      <style:text-properties fo:color="#000000" fo:font-size="15pt" fo:font-style="italic" style:text-underline-style="none" fo:font-weight="normal" officeooo:rsid="008089d8" officeooo:paragraph-rsid="002e5237" style:font-size-asian="13.1000003814697pt" style:font-style-asian="italic" style:font-weight-asian="normal" style:font-size-complex="15pt" style:font-style-complex="italic" style:font-weight-complex="normal"/>
    </style:style>
    <style:style style:name="P81" style:family="paragraph" style:parent-style-name="Standard">
      <style:text-properties fo:color="#000000" fo:font-size="15pt" fo:font-style="italic" style:text-underline-style="none" fo:font-weight="normal" officeooo:rsid="008c703e" officeooo:paragraph-rsid="002e5237" style:font-size-asian="13.1000003814697pt" style:font-style-asian="italic" style:font-weight-asian="normal" style:font-size-complex="15pt" style:font-style-complex="italic" style:font-weight-complex="normal"/>
    </style:style>
    <style:style style:name="P82" style:family="paragraph" style:parent-style-name="Standard">
      <style:text-properties fo:color="#000000" fo:font-size="15pt" fo:font-style="italic" style:text-underline-style="none" fo:font-weight="normal" officeooo:rsid="008c703e" officeooo:paragraph-rsid="002fdd4a" style:font-size-asian="13.1000003814697pt" style:font-style-asian="italic" style:font-weight-asian="normal" style:font-size-complex="15pt" style:font-style-complex="italic" style:font-weight-complex="normal"/>
    </style:style>
    <style:style style:name="P83" style:family="paragraph" style:parent-style-name="Standard">
      <style:text-properties fo:color="#000000" fo:font-size="15pt" fo:font-style="italic" style:text-underline-style="none" fo:font-weight="normal" officeooo:rsid="008ad993" officeooo:paragraph-rsid="002e5237" style:font-size-asian="13.1000003814697pt" style:font-style-asian="italic" style:font-weight-asian="normal" style:font-size-complex="15pt" style:font-style-complex="italic" style:font-weight-complex="normal"/>
    </style:style>
    <style:style style:name="P84" style:family="paragraph" style:parent-style-name="Standard">
      <style:text-properties fo:color="#000000" fo:font-size="15pt" fo:font-style="italic" style:text-underline-style="none" fo:font-weight="normal" officeooo:rsid="008f7c08" officeooo:paragraph-rsid="002fdd4a" style:font-size-asian="13.1000003814697pt" style:font-style-asian="italic" style:font-weight-asian="normal" style:font-size-complex="15pt" style:font-style-complex="italic" style:font-weight-complex="normal"/>
    </style:style>
    <style:style style:name="P85" style:family="paragraph" style:parent-style-name="Standard">
      <style:text-properties fo:color="#000000" fo:font-size="15pt" fo:font-style="italic" style:text-underline-style="none" fo:font-weight="normal" officeooo:rsid="008da75f" officeooo:paragraph-rsid="002fdd4a" style:font-size-asian="13.1000003814697pt" style:font-style-asian="italic" style:font-weight-asian="normal" style:font-size-complex="15pt" style:font-style-complex="italic" style:font-weight-complex="normal"/>
    </style:style>
    <style:style style:name="P86" style:family="paragraph" style:parent-style-name="Standard">
      <style:text-properties fo:color="#000000" fo:font-size="15pt" fo:font-style="italic" style:text-underline-style="none" fo:font-weight="normal" officeooo:rsid="008fca30" officeooo:paragraph-rsid="002fdd4a" style:font-size-asian="13.1000003814697pt" style:font-style-asian="italic" style:font-weight-asian="normal" style:font-size-complex="15pt" style:font-style-complex="italic" style:font-weight-complex="normal"/>
    </style:style>
    <style:style style:name="P87" style:family="paragraph" style:parent-style-name="Standard">
      <style:text-properties fo:color="#000000" fo:font-size="15pt" fo:font-style="italic" style:text-underline-style="solid" style:text-underline-width="auto" style:text-underline-color="font-color" fo:font-weight="bold" officeooo:rsid="008da75f" officeooo:paragraph-rsid="002fdd4a" style:font-size-asian="13.1000003814697pt" style:font-style-asian="italic" style:font-weight-asian="bold" style:font-size-complex="15pt" style:font-style-complex="italic" style:font-weight-complex="bold"/>
    </style:style>
    <style:style style:name="P88" style:family="paragraph" style:parent-style-name="Standard">
      <style:text-properties fo:color="#000000" fo:font-size="15pt" fo:font-style="italic" style:text-underline-style="solid" style:text-underline-width="auto" style:text-underline-color="font-color" fo:font-weight="bold" officeooo:rsid="008fca30" officeooo:paragraph-rsid="002fdd4a" style:font-size-asian="13.1000003814697pt" style:font-style-asian="italic" style:font-weight-asian="bold" style:font-size-complex="15pt" style:font-style-complex="italic" style:font-weight-complex="bold"/>
    </style:style>
    <style:style style:name="P89" style:family="paragraph" style:parent-style-name="Standard">
      <style:text-properties fo:color="#000000" fo:font-size="15pt" fo:font-style="italic" style:text-underline-style="solid" style:text-underline-width="auto" style:text-underline-color="font-color" fo:font-weight="normal" officeooo:rsid="008fca30" officeooo:paragraph-rsid="002fdd4a" style:font-size-asian="13.1000003814697pt" style:font-style-asian="italic" style:font-weight-asian="normal" style:font-size-complex="15pt" style:font-style-complex="italic" style:font-weight-complex="normal"/>
    </style:style>
    <style:style style:name="P90" style:family="paragraph" style:parent-style-name="Standard">
      <style:text-properties fo:color="#ce181e" fo:font-size="15pt" fo:font-style="italic" style:text-underline-style="none" fo:font-weight="normal" officeooo:rsid="0077a741" officeooo:paragraph-rsid="002e5237" style:font-size-asian="13.1000003814697pt" style:font-style-asian="italic" style:font-weight-asian="normal" style:font-size-complex="15pt" style:font-style-complex="italic" style:font-weight-complex="normal"/>
    </style:style>
    <style:style style:name="P91" style:family="paragraph" style:parent-style-name="Standard">
      <style:text-properties fo:color="#ce181e" fo:font-size="15pt" fo:font-style="italic" style:text-underline-style="none" fo:font-weight="bold" officeooo:rsid="0077a741" officeooo:paragraph-rsid="002e5237" style:font-size-asian="13.1000003814697pt" style:font-style-asian="italic" style:font-weight-asian="bold" style:font-size-complex="15pt" style:font-style-complex="italic" style:font-weight-complex="bold"/>
    </style:style>
    <style:style style:name="P9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77a741" officeooo:paragraph-rsid="002e5237" style:font-size-asian="13.1000003814697pt" style:font-style-asian="italic" style:font-weight-asian="bold" style:font-size-complex="15pt" style:font-style-complex="italic" style:font-weight-complex="bold"/>
    </style:style>
    <style:style style:name="P9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normal" officeooo:rsid="008503b6" officeooo:paragraph-rsid="002e5237" style:font-size-asian="13.1000003814697pt" style:font-style-asian="italic" style:font-weight-asian="normal" style:font-size-complex="15pt" style:font-style-complex="italic" style:font-weight-complex="normal"/>
    </style:style>
    <style:style style:name="P9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normal" officeooo:rsid="008ad993" officeooo:paragraph-rsid="002e5237" style:font-size-asian="13.1000003814697pt" style:font-style-asian="italic" style:font-weight-asian="normal" style:font-size-complex="15pt" style:font-style-complex="italic" style:font-weight-complex="normal"/>
    </style:style>
    <style:style style:name="P9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normal" officeooo:rsid="008fca30" officeooo:paragraph-rsid="002fdd4a" style:font-size-asian="13.1000003814697pt" style:font-style-asian="italic" style:font-weight-asian="normal" style:font-size-complex="15pt" style:font-style-complex="italic" style:font-weight-complex="normal"/>
    </style:style>
    <style:style style:name="P9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color="#000000" fo:font-size="15pt" fo:font-style="italic" style:text-underline-style="none" fo:font-weight="normal" officeooo:rsid="008da75f" officeooo:paragraph-rsid="002fdd4a" style:font-size-asian="13.1000003814697pt" style:font-style-asian="italic" style:font-weight-asian="normal" style:font-size-complex="15pt" style:font-style-complex="italic" style:font-weight-complex="normal"/>
    </style:style>
    <style:style style:name="P97" style:family="paragraph" style:parent-style-name="Preformatted_20_Text" style:list-style-name="L1">
      <style:paragraph-properties fo:margin-top="0cm" fo:margin-bottom="0cm" loext:contextual-spacing="false" fo:orphans="2" fo:widows="2" fo:padding="0cm" fo:border="none"/>
      <style:text-properties officeooo:paragraph-rsid="001ee426"/>
    </style:style>
    <style:style style:name="P98" style:family="paragraph" style:parent-style-name="Preformatted_20_Text" style:list-style-name="L1" style:master-page-name="">
      <loext:graphic-properties draw:fill="none"/>
      <style:paragraph-properties fo:margin-top="0cm" fo:margin-bottom="0cm" loext:contextual-spacing="false" fo:orphans="2" fo:widows="2" style:page-number="auto" fo:background-color="transparent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paragraph-rsid="001ee426"/>
    </style:style>
    <style:style style:name="T1" style:family="text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style:font-size-asian="13.1000003814697pt" style:font-style-asian="italic" style:font-size-complex="15pt" style:font-style-complex="italic"/>
    </style:style>
    <style:style style:name="T2" style:family="text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officeooo:rsid="0012016b" style:font-size-asian="13.1000003814697pt" style:font-style-asian="italic" style:font-size-complex="15pt" style:font-style-complex="italic"/>
    </style:style>
    <style:style style:name="T3" style:family="text">
      <style:text-properties fo:font-variant="normal" fo:text-transform="none" fo:color="#000000" style:text-line-through-style="none" style:text-line-through-type="none" style:font-name="Consolas" fo:letter-spacing="normal" fo:font-style="normal" style:font-style-asian="italic" style:font-style-complex="italic"/>
    </style:style>
    <style:style style:name="T4" style:family="text">
      <style:text-properties fo:font-variant="normal" fo:text-transform="none" fo:color="#000000" style:text-line-through-style="none" style:text-line-through-type="none" style:font-name="Consolas" fo:letter-spacing="normal" fo:font-style="normal" officeooo:rsid="0012016b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font-name="Consolas" fo:font-size="26pt" fo:letter-spacing="normal" fo:font-style="normal" style:font-size-asian="26pt" style:font-style-asian="italic" style:font-size-complex="26pt" style:font-style-complex="italic"/>
    </style:style>
    <style:style style:name="T6" style:family="text">
      <style:text-properties fo:font-variant="normal" fo:text-transform="none" fo:color="#000000" style:text-line-through-style="none" style:text-line-through-type="none" style:font-name="Consolas" fo:font-size="26pt" fo:letter-spacing="normal" fo:font-style="normal" officeooo:rsid="0012016b" style:font-size-asian="26pt" style:font-style-asian="italic" style:font-size-complex="26pt" style:font-style-complex="italic"/>
    </style:style>
    <style:style style:name="T7" style:family="text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22eba5" style:font-size-asian="13.1000003814697pt" style:font-style-asian="italic" style:font-weight-asian="bold" style:font-size-complex="15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2062be" style:font-size-asian="13.1000003814697pt" style:font-style-asian="italic" style:font-weight-asian="bold" style:font-size-complex="15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265b88" style:font-size-asian="13.1000003814697pt" style:font-style-asian="italic" style:font-weight-asian="bold" style:font-size-complex="15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2a466a" style:font-size-asian="13.1000003814697pt" style:font-style-asian="italic" style:font-weight-asian="bold" style:font-size-complex="15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style:font-size-asian="13.1000003814697pt" style:font-style-asian="italic" style:font-size-complex="15pt" style:font-style-complex="italic"/>
    </style:style>
    <style:style style:name="T12" style:family="text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officeooo:rsid="00157b1b" style:font-size-asian="13.1000003814697pt" style:font-style-asian="italic" style:font-size-complex="15pt" style:font-style-complex="italic"/>
    </style:style>
    <style:style style:name="T13" style:family="text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officeooo:rsid="00239ba9" style:font-size-asian="13.1000003814697pt" style:font-style-asian="italic" style:font-size-complex="15pt" style:font-style-complex="italic"/>
    </style:style>
    <style:style style:name="T14" style:family="text">
      <style:text-properties fo:font-variant="normal" fo:text-transform="none" fo:color="#3a3a3a" style:font-name="Monaco" fo:font-size="11.25pt" fo:letter-spacing="normal" fo:font-style="normal" fo:font-weight="normal" officeooo:rsid="00186250" loext:padding="0cm" loext:border="none"/>
    </style:style>
    <style:style style:name="T15" style:family="text">
      <style:text-properties fo:font-variant="normal" fo:text-transform="none" fo:color="#3a3a3a" style:font-name="Monaco" fo:font-size="11.2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3a3a3a" style:font-name="Monaco" fo:font-size="11.25pt" fo:letter-spacing="normal" fo:font-style="normal" fo:font-weight="normal" officeooo:rsid="0022eba5" loext:padding="0cm" loext:border="none"/>
    </style:style>
    <style:style style:name="T17" style:family="text">
      <style:text-properties fo:font-variant="normal" fo:text-transform="none" fo:color="#3a3a3a" style:font-name="Monaco" fo:font-size="11.25pt" fo:letter-spacing="normal" fo:font-style="normal" fo:font-weight="normal" officeooo:rsid="0016cfc4" loext:padding="0cm" loext:border="none"/>
    </style:style>
    <style:style style:name="T18" style:family="text">
      <style:text-properties fo:font-variant="normal" fo:text-transform="none" fo:color="#3a3a3a" style:font-name="Monaco" fo:font-size="11.25pt" fo:letter-spacing="normal" fo:font-style="normal" fo:font-weight="normal" officeooo:rsid="00157b1b" loext:padding="0cm" loext:border="none"/>
    </style:style>
    <style:style style:name="T19" style:family="text">
      <style:text-properties fo:font-variant="normal" fo:text-transform="none" fo:color="#3a3a3a" style:font-name="Monaco" fo:font-size="11.25pt" fo:letter-spacing="normal" fo:font-style="normal" fo:font-weight="normal" officeooo:rsid="0018c5e9" loext:padding="0cm" loext:border="none"/>
    </style:style>
    <style:style style:name="T20" style:family="text">
      <style:text-properties fo:font-variant="normal" fo:text-transform="none" fo:color="#3a3a3a" style:font-name="Monaco" fo:font-size="11.25pt" fo:letter-spacing="normal" fo:font-style="normal" fo:font-weight="normal" officeooo:rsid="001bd43b" loext:padding="0cm" loext:border="none"/>
    </style:style>
    <style:style style:name="T21" style:family="text">
      <style:text-properties fo:font-variant="normal" fo:text-transform="none" fo:color="#3a3a3a" style:text-line-through-style="none" style:text-line-through-type="none" style:font-name="Monaco" fo:font-size="15pt" fo:letter-spacing="normal" fo:font-style="italic" style:text-underline-style="none" fo:font-weight="bold" officeooo:rsid="002564c7" style:font-size-asian="13.1000003814697pt" style:font-style-asian="italic" style:font-weight-asian="bold" style:font-size-complex="15pt" style:font-style-complex="italic" style:font-weight-complex="bold" loext:padding="0cm" loext:border="none"/>
    </style:style>
    <style:style style:name="T22" style:family="text">
      <style:text-properties fo:font-variant="normal" fo:text-transform="none" fo:color="#3a3a3a" style:text-line-through-style="none" style:text-line-through-type="none" style:font-name="Monaco" fo:font-size="15pt" fo:letter-spacing="normal" fo:font-style="italic" style:text-underline-style="none" fo:font-weight="bold" officeooo:rsid="00265b88" style:font-size-asian="13.1000003814697pt" style:font-style-asian="italic" style:font-weight-asian="bold" style:font-size-complex="15pt" style:font-style-complex="italic" style:font-weight-complex="bold" loext:padding="0cm" loext:border="none"/>
    </style:style>
    <style:style style:name="T23" style:family="text">
      <style:text-properties fo:font-variant="normal" fo:text-transform="none" fo:color="#3a3a3a" style:text-line-through-style="none" style:text-line-through-type="none" style:font-name="Monaco" fo:font-size="15pt" fo:letter-spacing="normal" fo:font-style="italic" style:text-underline-style="none" fo:font-weight="bold" style:font-size-asian="13.1000003814697pt" style:font-style-asian="italic" style:font-weight-asian="bold" style:font-size-complex="15pt" style:font-style-complex="italic" style:font-weight-complex="bold" loext:padding="0cm" loext:border="none"/>
    </style:style>
    <style:style style:name="T24" style:family="text">
      <style:text-properties fo:font-variant="normal" fo:text-transform="none" fo:color="#3a3a3a" style:text-line-through-style="none" style:text-line-through-type="none" style:font-name="Monaco" fo:font-size="15pt" fo:letter-spacing="normal" fo:font-style="italic" style:text-underline-style="none" fo:font-weight="normal" officeooo:rsid="0022eba5" style:font-size-asian="13.1000003814697pt" style:font-style-asian="italic" style:font-weight-asian="normal" style:font-size-complex="15pt" style:font-style-complex="italic" style:font-weight-complex="normal" loext:padding="0cm" loext:border="none"/>
    </style:style>
    <style:style style:name="T25" style:family="text">
      <style:text-properties fo:font-variant="normal" fo:text-transform="none" fo:color="#3a3a3a" style:text-line-through-style="none" style:text-line-through-type="none" style:font-name="Monaco" fo:font-size="11.25pt" fo:letter-spacing="normal" fo:font-style="normal" style:text-underline-style="none" fo:font-weight="normal" officeooo:rsid="00157b1b" style:font-size-asian="13.1000003814697pt" style:font-style-asian="italic" style:font-size-complex="15pt" style:font-style-complex="italic" loext:padding="0cm" loext:border="none"/>
    </style:style>
    <style:style style:name="T26" style:family="text">
      <style:text-properties fo:font-variant="normal" fo:text-transform="none" fo:color="#3a3a3a" style:text-line-through-style="none" style:text-line-through-type="none" style:font-name="Monaco" fo:font-size="11.25pt" fo:letter-spacing="normal" fo:font-style="normal" style:text-underline-style="none" fo:font-weight="normal" officeooo:rsid="0016cfc4" style:font-size-asian="13.1000003814697pt" style:font-style-asian="italic" style:font-size-complex="15pt" style:font-style-complex="italic" loext:padding="0cm" loext:border="none"/>
    </style:style>
    <style:style style:name="T27" style:family="text">
      <style:text-properties fo:font-variant="normal" fo:text-transform="none" fo:color="#3a3a3a" style:text-line-through-style="none" style:text-line-through-type="none" style:font-name="Monaco" fo:font-size="11.25pt" fo:letter-spacing="normal" fo:font-style="normal" style:text-underline-style="none" fo:font-weight="normal" officeooo:rsid="0022eba5" style:font-size-asian="13.1000003814697pt" style:font-style-asian="italic" style:font-size-complex="15pt" style:font-style-complex="italic" loext:padding="0cm" loext:border="none"/>
    </style:style>
    <style:style style:name="T28" style:family="text">
      <style:text-properties fo:font-variant="normal" fo:text-transform="none" fo:color="#333333" style:text-line-through-style="none" style:text-line-through-type="none" style:font-name="Menlo" fo:font-size="11.25pt" fo:letter-spacing="normal" fo:font-style="normal" style:text-underline-style="none" fo:font-weight="normal" officeooo:rsid="001e3dba" style:font-size-asian="13.1000003814697pt" style:font-style-asian="italic" style:font-size-complex="15pt" style:font-style-complex="italic" loext:padding="0cm" loext:border="none"/>
    </style:style>
    <style:style style:name="T29" style:family="text">
      <style:text-properties officeooo:rsid="0018c5e9"/>
    </style:style>
    <style:style style:name="T30" style:family="text">
      <style:text-properties officeooo:rsid="001993b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cf52f" style:font-weight-asian="normal" style:font-weight-complex="normal"/>
    </style:style>
    <style:style style:name="T33" style:family="text">
      <style:text-properties fo:font-weight="normal" officeooo:rsid="002960d0" style:font-weight-asian="normal" style:font-weight-complex="normal"/>
    </style:style>
    <style:style style:name="T34" style:family="text">
      <style:text-properties fo:font-weight="normal" officeooo:rsid="00389ba7" style:font-weight-asian="normal" style:font-weight-complex="normal"/>
    </style:style>
    <style:style style:name="T35" style:family="text">
      <style:text-properties fo:font-weight="normal" officeooo:rsid="0034dd0b" style:font-weight-asian="normal" style:font-weight-complex="normal"/>
    </style:style>
    <style:style style:name="T36" style:family="text">
      <style:text-properties fo:font-weight="normal" officeooo:rsid="0036b384" style:font-weight-asian="normal" style:font-weight-complex="normal"/>
    </style:style>
    <style:style style:name="T37" style:family="text">
      <style:text-properties fo:font-weight="normal" officeooo:rsid="002b944c" style:font-weight-asian="normal" style:font-weight-complex="normal"/>
    </style:style>
    <style:style style:name="T38" style:family="text">
      <style:text-properties fo:font-weight="normal" officeooo:rsid="005e9bf9" style:font-weight-asian="normal" style:font-weight-complex="normal"/>
    </style:style>
    <style:style style:name="T39" style:family="text">
      <style:text-properties fo:font-weight="normal" officeooo:rsid="005fb485" style:font-weight-asian="normal" style:font-weight-complex="normal"/>
    </style:style>
    <style:style style:name="T40" style:family="text">
      <style:text-properties fo:font-weight="normal" officeooo:rsid="00605916" style:font-weight-asian="normal" style:font-weight-complex="normal"/>
    </style:style>
    <style:style style:name="T41" style:family="text">
      <style:text-properties fo:font-weight="normal" officeooo:rsid="00717b95" style:font-weight-asian="normal" style:font-weight-complex="normal"/>
    </style:style>
    <style:style style:name="T42" style:family="text">
      <style:text-properties fo:font-weight="normal" officeooo:rsid="006a5e4e" style:font-weight-asian="normal" style:font-weight-complex="normal"/>
    </style:style>
    <style:style style:name="T43" style:family="text">
      <style:text-properties fo:font-weight="normal" officeooo:rsid="006c2f96" style:font-weight-asian="normal" style:font-weight-complex="normal"/>
    </style:style>
    <style:style style:name="T44" style:family="text">
      <style:text-properties fo:font-weight="normal" officeooo:rsid="008f7ca1" style:font-weight-asian="normal" style:font-weight-complex="normal"/>
    </style:style>
    <style:style style:name="T45" style:family="text">
      <style:text-properties fo:font-weight="normal" officeooo:rsid="0092a4ce" style:font-weight-asian="normal" style:font-weight-complex="normal"/>
    </style:style>
    <style:style style:name="T46" style:family="text">
      <style:text-properties officeooo:rsid="002960d0"/>
    </style:style>
    <style:style style:name="T47" style:family="text">
      <style:text-properties officeooo:rsid="0033191f"/>
    </style:style>
    <style:style style:name="T48" style:family="text">
      <style:text-properties fo:font-size="15pt" fo:font-weight="normal" style:font-size-asian="15pt" style:font-weight-asian="normal" style:font-size-complex="15pt" style:font-weight-complex="normal"/>
    </style:style>
    <style:style style:name="T49" style:family="text">
      <style:text-properties fo:font-size="15pt" fo:font-weight="normal" officeooo:rsid="0033191f" style:font-size-asian="15pt" style:font-weight-asian="normal" style:font-size-complex="15pt" style:font-weight-complex="normal"/>
    </style:style>
    <style:style style:name="T50" style:family="text">
      <style:text-properties officeooo:rsid="0034dd0b"/>
    </style:style>
    <style:style style:name="T51" style:family="text">
      <style:text-properties officeooo:rsid="003685fa"/>
    </style:style>
    <style:style style:name="T52" style:family="text">
      <style:text-properties officeooo:rsid="00433ef2"/>
    </style:style>
    <style:style style:name="T53" style:family="text">
      <style:text-properties officeooo:rsid="002a466a"/>
    </style:style>
    <style:style style:name="T54" style:family="text">
      <style:text-properties officeooo:rsid="00471fe8"/>
    </style:style>
    <style:style style:name="T55" style:family="text">
      <style:text-properties officeooo:rsid="00450ee6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6b4576" style:font-weight-asian="bold" style:font-weight-complex="bold"/>
    </style:style>
    <style:style style:name="T58" style:family="text">
      <style:text-properties fo:font-weight="bold" officeooo:rsid="00717b95" style:font-weight-asian="bold" style:font-weight-complex="bold"/>
    </style:style>
    <style:style style:name="T59" style:family="text">
      <style:text-properties fo:font-weight="bold" officeooo:rsid="0085ae39" style:font-weight-asian="bold" style:font-weight-complex="bold"/>
    </style:style>
    <style:style style:name="T60" style:family="text">
      <style:text-properties fo:font-weight="bold" officeooo:rsid="0092a4ce" style:font-weight-asian="bold" style:font-weight-complex="bold"/>
    </style:style>
    <style:style style:name="T61" style:family="text">
      <style:text-properties fo:font-weight="bold" officeooo:rsid="008f7c08" style:font-weight-asian="bold" style:font-weight-complex="bold"/>
    </style:style>
    <style:style style:name="T62" style:family="text">
      <style:text-properties fo:font-weight="bold" officeooo:rsid="008f7ca1" style:font-weight-asian="bold" style:font-weight-complex="bold"/>
    </style:style>
    <style:style style:name="T63" style:family="text">
      <style:text-properties officeooo:rsid="00468899"/>
    </style:style>
    <style:style style:name="T64" style:family="text">
      <style:text-properties style:text-position="super 58%" officeooo:rsid="00468899"/>
    </style:style>
    <style:style style:name="T65" style:family="text">
      <style:text-properties style:text-position="super 58%" fo:font-weight="normal" style:font-weight-asian="normal" style:font-weight-complex="normal"/>
    </style:style>
    <style:style style:name="T66" style:family="text">
      <style:text-properties officeooo:rsid="002b944c"/>
    </style:style>
    <style:style style:name="T67" style:family="text">
      <style:text-properties style:text-underline-style="none"/>
    </style:style>
    <style:style style:name="T68" style:family="text">
      <style:text-properties style:text-underline-style="none" fo:font-weight="normal" officeooo:rsid="00516d68" style:font-weight-asian="normal" style:font-weight-complex="normal"/>
    </style:style>
    <style:style style:name="T69" style:family="text">
      <style:text-properties style:text-underline-style="none" officeooo:rsid="00516d68"/>
    </style:style>
    <style:style style:name="T70" style:family="text">
      <style:text-properties officeooo:rsid="005e9bf9"/>
    </style:style>
    <style:style style:name="T71" style:family="text">
      <style:text-properties officeooo:rsid="005e9f52"/>
    </style:style>
    <style:style style:name="T72" style:family="text">
      <style:text-properties fo:color="#0066b3" officeooo:rsid="005e9bf9"/>
    </style:style>
    <style:style style:name="T73" style:family="text">
      <style:text-properties fo:color="#0066b3" officeooo:rsid="005e9f52"/>
    </style:style>
    <style:style style:name="T74" style:family="text">
      <style:text-properties officeooo:rsid="005fb485"/>
    </style:style>
    <style:style style:name="T75" style:family="text">
      <style:text-properties officeooo:rsid="00717b95"/>
    </style:style>
    <style:style style:name="T76" style:family="text">
      <style:text-properties officeooo:rsid="006c2f96"/>
    </style:style>
    <style:style style:name="T77" style:family="text">
      <style:text-properties officeooo:rsid="0073678a"/>
    </style:style>
    <style:style style:name="T78" style:family="text">
      <style:text-properties officeooo:rsid="006fb5ac"/>
    </style:style>
    <style:style style:name="T79" style:family="text">
      <style:text-properties fo:color="#000000"/>
    </style:style>
    <style:style style:name="T80" style:family="text">
      <style:text-properties fo:color="#000000" fo:font-weight="normal" style:font-weight-asian="normal" style:font-weight-complex="normal"/>
    </style:style>
    <style:style style:name="T81" style:family="text">
      <style:text-properties officeooo:rsid="0092a4ce"/>
    </style:style>
    <style:style style:name="T82" style:family="text">
      <style:text-properties officeooo:rsid="0085ae39"/>
    </style:style>
    <style:style style:name="T83" style:family="text">
      <style:text-properties officeooo:rsid="00917696"/>
    </style:style>
    <style:style style:name="T84" style:family="text">
      <style:text-properties officeooo:rsid="008f7c08"/>
    </style:style>
    <style:style style:name="T85" style:family="text">
      <style:text-properties style:text-underline-style="solid" style:text-underline-width="auto" style:text-underline-color="font-color" fo:font-weight="bold" officeooo:rsid="008f7c08" style:font-weight-asian="bold" style:font-weight-complex="bold"/>
    </style:style>
    <style:style style:name="T86" style:family="text">
      <style:text-properties style:text-underline-style="solid" style:text-underline-width="auto" style:text-underline-color="font-color" fo:font-weight="bold" officeooo:rsid="008f7ca1" style:font-weight-asian="bold" style:font-weight-complex="bold"/>
    </style:style>
    <style:style style:name="T87" style:family="text">
      <style:text-properties officeooo:rsid="008f7ca1"/>
    </style:style>
    <style:style style:name="T88" style:family="text">
      <style:text-properties officeooo:rsid="0090d94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7"><text:span text:style-name="T4"><text:s text:c="15"/></text:span><text:span text:style-name="T6">Q</text:span><text:span text:style-name="T5">ueries</text:span><text:span text:style-name="T3"> <text:s text:c="24"/></text:span></text:p>
      <text:p text:style-name="P29"/>
      <text:list xml:id="list303097569" text:style-name="L1">
        <text:list-item>
          <text:p text:style-name="P63"><text:span text:style-name="T2">W</text:span><text:span text:style-name="T1">AQT create table of id,name and email id of person ?</text:span></text:p>
          <text:p text:style-name="P64">create table person(id int,name varchar(120),email varchar(20));</text:p>
        </text:list-item>
        <text:list-item>
          <text:p text:style-name="P63"><text:span text:style-name="T2">W</text:span><text:span text:style-name="T1">AQT to rename table name?</text:span></text:p>
          <text:p text:style-name="P64"><text:s/>alter table person rename column name to pname;</text:p>
        </text:list-item>
        <text:list-item>
          <text:p text:style-name="P63"><text:span text:style-name="T2">W</text:span><text:span text:style-name="T1">AQT to delete <text:s/>age in existing table?</text:span></text:p>
          <text:p text:style-name="P65">alter table person drop column age;</text:p>
        </text:list-item>
        <text:list-item>
          <text:p text:style-name="P63"><text:span text:style-name="T12">W</text:span><text:span text:style-name="T11">AQT create a employee table ?</text:span></text:p>
          <text:p text:style-name="P66">create table emp (</text:p>
          <text:p text:style-name="P68"><text:s text:c="27"/>empid <text:span text:style-name="T29">int</text:span> <text:span text:style-name="T30">primary key</text:span>,</text:p>
          <text:p text:style-name="P68"><text:s text:c="25"/>ename varchar(25),</text:p>
          <text:p text:style-name="P68"><text:s text:c="22"/>desgination varchar(60),</text:p>
          <text:p text:style-name="P68"><text:span text:style-name="Source_20_Text"><text:span text:style-name="T14"><text:s text:c="22"/>hiredate date not null,</text:span></text:span></text:p>
          <text:p text:style-name="P97"><text:span text:style-name="Source_20_Text"><text:span text:style-name="T15"><text:s text:c="22"/>SAL <text:s/></text:span></text:span><text:span text:style-name="Source_20_Text"><text:span text:style-name="T16">double precision</text:span></text:span><text:span text:style-name="Source_20_Text"><text:span text:style-name="T17">,</text:span></text:span></text:p>
          <text:p text:style-name="P97"><text:span text:style-name="Source_20_Text"><text:span text:style-name="T18"><text:s text:c="18"/>age </text:span></text:span><text:span text:style-name="Source_20_Text"><text:span text:style-name="T19">int</text:span></text:span><text:span text:style-name="Source_20_Text"><text:span text:style-name="T18">,</text:span></text:span></text:p>
          <text:p text:style-name="P97"><text:span text:style-name="Source_20_Text"><text:span text:style-name="T18"><text:s text:c="16"/>emaild varchar(</text:span></text:span><text:span text:style-name="Source_20_Text"><text:span text:style-name="T20">30</text:span></text:span><text:span text:style-name="Source_20_Text"><text:span text:style-name="T18">), </text:span></text:span></text:p>
          <text:p text:style-name="P97"><text:span text:style-name="Source_20_Text"><text:span text:style-name="T18"><text:s text:c="12"/>deptno </text:span></text:span><text:span text:style-name="Source_20_Text"><text:span text:style-name="T19">int</text:span></text:span><text:span text:style-name="Source_20_Text"><text:span text:style-name="T18">,</text:span></text:span></text:p>
          <text:p text:style-name="P98"><text:span text:style-name="Source_20_Text"><text:span text:style-name="T25"><text:s text:c="11"/>mobile </text:span></text:span><text:span text:style-name="Source_20_Text"><text:span text:style-name="T26"><text:s/></text:span></text:span><text:span text:style-name="Source_20_Text"><text:span text:style-name="T27">bigint</text:span></text:span><text:span text:style-name="Source_20_Text"><text:span text:style-name="T28">);</text:span></text:span></text:p>
        </text:list-item>
        <text:list-item>
          <text:p text:style-name="P59"><text:span text:style-name="Source_20_Text"><text:span text:style-name="T21">WAQT display </text:span></text:span><text:span text:style-name="Source_20_Text"><text:span text:style-name="T22">all the details of employee?</text:span></text:span></text:p>
          <text:p text:style-name="P60"><text:span text:style-name="Source_20_Text"><text:span text:style-name="T24"><text:s/>select * from emp;</text:span></text:span></text:p>
        </text:list-item>
        <text:list-item>
          <text:p text:style-name="P61"><text:span text:style-name="Source_20_Text"><text:span text:style-name="T21">WAQT display </text:span></text:span><text:span text:style-name="Source_20_Text"><text:span text:style-name="T22">the ename,sal <text:s/>of employee?</text:span></text:span></text:p>
          <text:p text:style-name="P69">select enam,sal from emp;</text:p>
        </text:list-item>
        <text:list-item>
          <text:p text:style-name="P71"><text:span text:style-name="Source_20_Text"><text:span text:style-name="T21">WAQT display </text:span></text:span><text:span text:style-name="Source_20_Text"><text:span text:style-name="T23">ename,deptnoand hiredate of employee?</text:span></text:span></text:p>
          <text:p text:style-name="P69">select ename,deptno,hiredate from emp;</text:p>
        </text:list-item>
        <text:list-item>
          <text:p text:style-name="P61"><text:span text:style-name="Source_20_Text"><text:span text:style-name="T22">WAQt display a salary as 80000 in existing employee table? </text:span></text:span></text:p>
          <text:p text:style-name="P60"><text:span text:style-name="Source_20_Text"><text:span text:style-name="T24">update emp set sal=80000;</text:span></text:span></text:p>
        </text:list-item>
        <text:list-item>
          <text:p text:style-name="P61"><text:span text:style-name="Source_20_Text"><text:span text:style-name="T22">WAQt display a salary as 80000,whose id=3 in existing employee table? </text:span></text:span></text:p>
          <text:p text:style-name="P69">update emp set sal=9999 where eid=3;</text:p>
        </text:list-item>
        <text:list-item>
          <text:p text:style-name="P61"><text:span text:style-name="Source_20_Text"><text:span text:style-name="T22">WAQt delete record whose id=3 of employee table? </text:span></text:span></text:p>
          <text:p text:style-name="P69">delete from emp where id-3;</text:p>
        </text:list-item>
        <text:list-item>
          <text:p text:style-name="P61"><text:span text:style-name="Source_20_Text"><text:span text:style-name="T21">WAQT display </text:span></text:span><text:span text:style-name="Source_20_Text"><text:span text:style-name="T22">all the details of employee,whose id=2?</text:span></text:span></text:p>
          <text:p text:style-name="P67">select * from emp where eid=2;</text:p>
          <text:p text:style-name="P72"><text:span text:style-name="T13">=</text:span><text:span text:style-name="T11">======================================</text:span></text:p>
          <text:p text:style-name="P62"><text:span text:style-name="T9">1</text:span><text:span text:style-name="T10">3</text:span><text:span text:style-name="T8">)</text:span><text:span text:style-name="T7">WAQT insert more than one record in same query?</text:span></text:p>
          <text:p text:style-name="P70">create table stud(id int primary key,name varchar(30),branch varchar(60));</text:p>
          <text:p text:style-name="P70"><text:soft-page-break/><text:span text:style-name="T66">14)</text:span> <text:s text:c="3"/>insert into stud values(1,'neeta','ece'),(2,'sonu jha',’instrumental'), <text:s text:c="2"/></text:p>
        </text:list-item>
      </text:list>
      <text:p text:style-name="P50"><text:s text:c="4"/>(3,'nandani','ece'); <text:s text:c="39"/></text:p>
      <text:p text:style-name="P1"/>
      <text:p text:style-name="P10">Assignment question</text:p>
      <text:p text:style-name="P10"/>
      <text:p text:style-name="P2"><text:span text:style-name="T66">16</text:span>)WAQT obtain emplyee name which is current sal and new sal with with the hike of 20%?</text:p>
      <text:p text:style-name="P6"><text:s text:c="4"/>select ename,sal,sal+(sal*20/100) newSal <text:s/>from emp;</text:p>
      <text:p text:style-name="P6"/>
      <text:p text:style-name="P3"><text:span text:style-name="T46">17</text:span>)WAQT display all the records of employee increement with 500Rs for each employee?</text:p>
      <text:p text:style-name="P7"/>
      <text:p text:style-name="P7"><text:s text:c="3"/>select ename,sal,(sal+500) IncreSal <text:s/>from emp;</text:p>
      <text:p text:style-name="P7"/>
      <text:p text:style-name="P3"><text:span text:style-name="T33">1</text:span><text:span text:style-name="T37">8</text:span><text:span text:style-name="T31">)</text:span>WAQT display all the records of employee decreement with 500Rs for each employee?</text:p>
      <text:p text:style-name="P7"><text:s text:c="3"/>select ename,sal,(sal-500) decreSal <text:s/>from emp;</text:p>
      <text:p text:style-name="P7"/>
      <text:p text:style-name="P3"><text:span text:style-name="T33">1</text:span><text:span text:style-name="T37">9</text:span><text:span text:style-name="T31">)</text:span>WAQT display name sal and annual sal of all the employee?</text:p>
      <text:p text:style-name="P3"><text:s text:c="8"/><text:span text:style-name="T31">Select </text:span><text:span text:style-name="T32">e</text:span><text:span text:style-name="T31">name, sal,sal*12 <text:s/>Annul_sal <text:s/>from emp;</text:span></text:p>
      <text:p text:style-name="P3"><text:span text:style-name="T37">20</text:span><text:span text:style-name="T31">) </text:span>WAQT display perday salary of employee?</text:p>
      <text:p text:style-name="P3"><text:s text:c="5"/><text:span text:style-name="T31">Select </text:span><text:span text:style-name="T32">e</text:span><text:span text:style-name="T31">name, sal,sal*</text:span><text:span text:style-name="T32">12</text:span><text:span text:style-name="T31">/</text:span><text:span text:style-name="T32">30</text:span><text:span text:style-name="T31"> Annul_sal <text:s/>from emp;</text:span></text:p>
      <text:p text:style-name="P51"><text:s text:c="6"/></text:p>
      <text:p text:style-name="P23">Q<text:span text:style-name="T66">21</text:span>)<text:span text:style-name="T47">WAQT <text:s/>display the records ename ,deptno distnictly of employee table?</text:span></text:p>
      <text:p text:style-name="P30"><text:s text:c="4"/><text:span text:style-name="T48">select distinct ename ,</text:span><text:span text:style-name="T49">deptno </text:span><text:span text:style-name="T48">from emp;</text:span></text:p>
      <text:p text:style-name="P24">2)Comparision Operators:- [=,&lt;,&gt;,&lt;=,&gt;=,!=,&lt;&gt;]</text:p>
      <text:p text:style-name="P24"><text:s/></text:p>
      <text:p text:style-name="P24"><text:s/>Q<text:span text:style-name="T53">22</text:span>)WAQT display all the <text:span text:style-name="T50">records of the employee whose sal is 1000?</text:span></text:p>
      <text:p text:style-name="P24"><text:s text:c="5"/></text:p>
      <text:p text:style-name="P24"><text:s text:c="12"/><text:span text:style-name="T31">select * from emp where sal</text:span><text:span text:style-name="T35">=</text:span><text:span text:style-name="T31">1000;</text:span></text:p>
      <text:p text:style-name="P25"/>
      <text:p text:style-name="P24"><text:span text:style-name="T31"><text:s/></text:span>Q<text:span text:style-name="T53">23</text:span>)WAQT display all the <text:span text:style-name="T50">records of the employee whose sal is greater than 1000?</text:span></text:p>
      <text:p text:style-name="P25"/>
      <text:p text:style-name="P24"><text:span text:style-name="T31"><text:s text:c="18"/>select * from emp where sal</text:span><text:span text:style-name="T35">&gt;</text:span><text:span text:style-name="T31">1000;</text:span></text:p>
      <text:p text:style-name="P24"><text:s text:c="11"/></text:p>
      <text:p text:style-name="P24">Q<text:span text:style-name="T53">24</text:span>)WAQT display all the <text:span text:style-name="T50">records of the employee whose sal is greater than and equal 1000?</text:span></text:p>
      <text:p text:style-name="P24"/>
      <text:p text:style-name="P24"><text:soft-page-break/><text:s text:c="12"/><text:span text:style-name="T31"><text:s text:c="5"/>select * from emp where sal</text:span><text:span text:style-name="T35">&gt;=</text:span><text:span text:style-name="T31">1000;</text:span></text:p>
      <text:p text:style-name="P31"/>
      <text:p text:style-name="P24"><text:span text:style-name="T51">Q25)</text:span>WAQT display all the <text:span text:style-name="T50">records of the employee whose sal is less than 1000?</text:span></text:p>
      <text:p text:style-name="P24"><text:span text:style-name="T31"><text:s text:c="19"/>select * from emp where sal</text:span><text:span text:style-name="T36">&lt;</text:span><text:span text:style-name="T31">1000;</text:span></text:p>
      <text:p text:style-name="P25"/>
      <text:p text:style-name="P24"><text:span text:style-name="T51">Q26)</text:span>WAQT display all the <text:span text:style-name="T50">records of the employee whose sal is less than and equal 1000?</text:span></text:p>
      <text:p text:style-name="P24"><text:span text:style-name="T31"><text:s text:c="16"/>select * from emp where sal</text:span><text:span text:style-name="T34">&lt;</text:span><text:span text:style-name="T35">=</text:span><text:span text:style-name="T31">1000;</text:span></text:p>
      <text:p text:style-name="P25"/>
      <text:p text:style-name="P24"><text:span text:style-name="T51">Q27)</text:span>WAQT display all the <text:span text:style-name="T50">records of the employee whose sal is not equal 1000?</text:span></text:p>
      <text:p text:style-name="P25"><text:s text:c="16"/></text:p>
      <text:p text:style-name="P24"><text:span text:style-name="T31"><text:s text:c="15"/>select * from emp where sal</text:span><text:span text:style-name="T35">!</text:span><text:span text:style-name="T31">1000;</text:span></text:p>
      <text:p text:style-name="P26"><text:s text:c="39"/>or</text:p>
      <text:p text:style-name="P52"><text:span text:style-name="T31"><text:s text:c="17"/>select * from emp where sal</text:span><text:span text:style-name="T34">&lt;&gt;</text:span><text:span text:style-name="T31">1000;</text:span></text:p>
      <text:p text:style-name="P22">Q2<text:span text:style-name="T66">8</text:span>)WAQTD all the records of employee who hired after 2016 or desgination is salesman?</text:p>
      <text:p text:style-name="P12">select * from where emp where hiredate&gt;’2016-01-10’ or desgination</text:p>
      <text:p text:style-name="P12"><text:s/>=’Salesman’;</text:p>
      <text:p text:style-name="P12"><text:s text:c="2"/></text:p>
      <text:p text:style-name="P17">Q2<text:span text:style-name="T66">9</text:span>)WQAtD whose wprkimg as hr in deptno 20 only if sal is greater than 26000?</text:p>
      <text:p text:style-name="P12"/>
      <text:p text:style-name="P12"><text:s text:c="2"/>select * from where emp where desgination =’hr’ and sal=25000 and deptno =20;</text:p>
      <text:p text:style-name="P12"/>
      <text:p text:style-name="P17">Q<text:span text:style-name="T66">30</text:span>)WQAtD whose wprkimg as hr in deptno 20 ,10?</text:p>
      <text:p text:style-name="P12"><text:s text:c="2"/>select * from where emp where <text:s/>deptno =10 0r deptno =20;</text:p>
      <text:p text:style-name="P12"/>
      <text:p text:style-name="P17">Q2<text:span text:style-name="T54">9</text:span>)WQAtD detials pf ename,sal,whose wprkimg as hr in deptno 20 only if sal is greater than 26000?</text:p>
      <text:p text:style-name="P12"><text:s text:c="2"/>select ename,sal, from where emp where <text:s/>sal=25000 ;</text:p>
      <text:p text:style-name="P12"/>
      <text:p text:style-name="P17">Q<text:span text:style-name="T54">31</text:span>)WQAtD all the records of employee excluding hr who is working deptno 30</text:p>
      <text:p text:style-name="P12"/>
      <text:p text:style-name="P12"><text:s text:c="2"/>select * from emp where desgination !=’hr’ and deptno=30;</text:p>
      <text:p text:style-name="P12"/>
      <text:p text:style-name="P17">Q<text:span text:style-name="T54">32</text:span>)WQAtD all the records of employee excluding hr who is working deptno 30?</text:p>
      <text:p text:style-name="P12"/>
      <text:p text:style-name="P12"><text:soft-page-break/><text:s text:c="2"/>select * from emp where desgination !=’hr’ and deptno =20 and hiredate &lt;’2016-01-01’;</text:p>
      <text:p text:style-name="P12"/>
      <text:p text:style-name="P17">Q<text:span text:style-name="T54">33</text:span>)WQAtD all the records of employee <text:s/>who is working deptno 30,20,40,50</text:p>
      <text:p text:style-name="P12"/>
      <text:p text:style-name="P12"><text:s text:c="2"/>select * from emp where <text:s/>and deptno in(20,30,40,50);</text:p>
      <text:p text:style-name="P12"/>
      <text:p text:style-name="P17">Q<text:span text:style-name="T52">34</text:span>)WQAtD all the records of employee <text:s/>who is working deptno 30,40,50 excluding salesman and hr ?</text:p>
      <text:p text:style-name="P12"/>
      <text:p text:style-name="P12"><text:s text:c="2"/>select * from emp where <text:s/>and deptno in(20,30,40,50) and degination not in(‘hr’,’saleman’);</text:p>
      <text:p text:style-name="P17"/>
      <text:p text:style-name="P17">Q<text:span text:style-name="T52">35</text:span>)WAQTD all the records of emp whose sal range within 20000 to 40000?</text:p>
      <text:p text:style-name="P17"/>
      <text:p text:style-name="P12"><text:s text:c="2"/>select * from emp where <text:s/>sal&gt;20000 and sal&lt;40000;</text:p>
      <text:p text:style-name="P17"/>
      <text:p text:style-name="P17">Q<text:span text:style-name="T52">36</text:span>)WAQTD all the records of emp whose hired 2014 ?</text:p>
      <text:p text:style-name="P12"/>
      <text:p text:style-name="P12"><text:s text:c="2"/>select * from emp where <text:s/>hiredate between ‘2014-01-01’ and <text:s/>‘2014-31-01’;</text:p>
      <text:p text:style-name="P12"/>
      <text:p text:style-name="P17">Q<text:span text:style-name="T52">37</text:span>)WAQTD name ,sal,deptno who working in deptno in 10,20 and thier annual sal b/w 40000 to 500000</text:p>
      <text:p text:style-name="P17"/>
      <text:p text:style-name="P12"><text:s text:c="2"/>select sal,ename,deptno where deptno in(10,20) and sal*12 between 40000 and <text:s/>50000</text:p>
      <text:p text:style-name="P12"/>
      <text:p text:style-name="P17">Q<text:span text:style-name="T52">38</text:span>)WAQTD WAQTD all the records of emp whose <text:span text:style-name="T52">not </text:span>hired 2014 ?</text:p>
      <text:p text:style-name="P12"/>
      <text:p text:style-name="P12"><text:s text:c="2"/>select sal,ename,deptno where <text:s text:c="2"/>hiredate <text:span text:style-name="T52">not </text:span><text:s/>between ‘2014-01-01’ and <text:s/>‘2014-31-01’;</text:p>
      <text:p text:style-name="P12"/>
      <text:p text:style-name="P18">Q3<text:span text:style-name="T66">9</text:span>)WAQTD all employee records who are working as salsman ,manager or clerk?</text:p>
      <text:p text:style-name="P14"/>
      <text:p text:style-name="P14"><text:s text:c="6"/>Select * <text:s/>from emp where desgination in(‘salesman’,’manager’,’clerk’);</text:p>
      <text:p text:style-name="P14"/>
      <text:p text:style-name="P18">Q<text:span text:style-name="T66">40</text:span>)WAQTD <text:s/>details of employee who are working as salesman and manger is null?</text:p>
      <text:p text:style-name="P14"/>
      <text:p text:style-name="P14"><text:s text:c="8"/>Select * from emp where desgination =’salesman’ and mgr is null;</text:p>
      <text:p text:style-name="P14"/>
      <text:p text:style-name="P18"><text:soft-page-break/>Q4<text:span text:style-name="T66">1</text:span>)WAQTD <text:s/>details of employee who are working as salesman and manger is not null?</text:p>
      <text:p text:style-name="P14"/>
      <text:p text:style-name="P14"><text:s text:c="8"/>Select * from emp where desgination =’salesman’ and mgr is <text:s/>not null;</text:p>
      <text:p text:style-name="P17"/>
      <text:p text:style-name="P19">Q<text:span text:style-name="T54">42</text:span>)WAQTD find all the employee records whose name starts with r?</text:p>
      <text:p text:style-name="P19"><text:s/>select * from emp where ename like ‘r%’;</text:p>
      <text:p text:style-name="P13"/>
      <text:p text:style-name="P19">Q<text:span text:style-name="T54">44</text:span>)WAQTD find all the employee records whose <text:span text:style-name="T55">name having 3 charcter?</text:span></text:p>
      <text:p text:style-name="P13"/>
      <text:p text:style-name="P13"><text:s text:c="11"/><text:span text:style-name="T55">Select * from emp where ename like ‘---’;</text:span></text:p>
      <text:p text:style-name="P13"/>
      <text:p text:style-name="P19">Q<text:span text:style-name="T54">45</text:span>)WAQTD find all the employee records whose name <text:span text:style-name="T55">having 2 L</text:span>?</text:p>
      <text:p text:style-name="P19"/>
      <text:p text:style-name="P15"><text:s text:c="3"/>Select * from emp where ename like '%a%a%';</text:p>
      <text:p text:style-name="P15"><text:s/></text:p>
      <text:p text:style-name="P20"><text:s/><text:span text:style-name="T52">Q46)WAQTD find all the employee records whose na</text:span>me starts with ‘s’ and end with ‘e’?</text:p>
      <text:p text:style-name="P15"><text:span text:style-name="T56"><text:s text:c="15"/></text:span>​</text:p>
      <text:p text:style-name="P15"><text:s text:c="11"/>select * from emp where ename like '<text:span text:style-name="T63">s</text:span>%<text:span text:style-name="T63">e</text:span>';</text:p>
      <text:p text:style-name="P15"/>
      <text:p text:style-name="P20"><text:span text:style-name="T63">Q47)WAQTD find all the employee records whose na</text:span>me <text:span text:style-name="T63">length 5 and starts with ‘s’ and ‘l’ should be the 2</text:span><text:span text:style-name="T64">nd</text:span><text:span text:style-name="T63"> <text:s/>last character?</text:span></text:p>
      <text:p text:style-name="P15"><text:s text:c="4"/></text:p>
      <text:p text:style-name="P16"><text:s text:c="14"/>select * from emp where ename like 'S__a_';</text:p>
      <text:p text:style-name="P21"/>
      <text:p text:style-name="P20"><text:span text:style-name="T63">Q48)WAQTD find all the employee records if ename begain with ‘s’ or </text:span><text:s/>‘<text:span text:style-name="T63">A’?</text:span></text:p>
      <text:p text:style-name="P15"><text:s text:c="3"/></text:p>
      <text:p text:style-name="P15"><text:s text:c="10"/>select * from emp where ename like 'S%'or ename like 'a%';</text:p>
      <text:p text:style-name="P15"/>
      <text:p text:style-name="P21">Q49)WAQTD all the <text:s/>records of emp excluding name begin with ‘z’ and ‘e’?</text:p>
      <text:p text:style-name="P20"><text:s/></text:p>
      <text:p text:style-name="P56"><text:s text:c="7"/>select * from emp where ename not <text:s/>like <text:s/>'n%'and ename not like 'a%'; <text:s/></text:p>
      <text:p text:style-name="P11"><text:span text:style-name="T68">Q</text:span><text:span text:style-name="T67">49)WAQTD avg sal present in your employee table?</text:span></text:p>
      <text:p text:style-name="P8"><text:s text:c="8"/>select avg(sal) from emp;</text:p>
      <text:p text:style-name="P8"/>
      <text:p text:style-name="P11"><text:span text:style-name="T69">Q</text:span><text:span text:style-name="T67">50</text:span><text:span text:style-name="T69">)WAQTD </text:span><text:span text:style-name="T67">count the no. Of records </text:span><text:span text:style-name="T69">present in your employee table?</text:span></text:p>
      <text:p text:style-name="P8"><text:s text:c="5"/>select count(*) from emp;</text:p>
      <text:p text:style-name="P8"/>
      <text:p text:style-name="P11"><text:span text:style-name="T69">Q</text:span><text:span text:style-name="T67">51</text:span><text:span text:style-name="T69">)WAQTD count the no. Of records </text:span><text:span text:style-name="T67">using alias</text:span><text:span text:style-name="T69"> present in your employee table?</text:span></text:p>
      <text:p text:style-name="P8"><text:soft-page-break/></text:p>
      <text:p text:style-name="P8"><text:s text:c="3"/>select count(*) noofrow <text:s/>from emp;</text:p>
      <text:p text:style-name="P8"/>
      <text:p text:style-name="P11"><text:span text:style-name="T67">Q52)</text:span><text:span text:style-name="T69">WAQTD </text:span><text:span text:style-name="T67">max sal </text:span><text:span text:style-name="T69"><text:s/>present in your employee table?</text:span></text:p>
      <text:p text:style-name="P8"><text:s text:c="6"/>select max(sal) <text:s/>from emp;</text:p>
      <text:p text:style-name="P11"><text:span text:style-name="T69">Q</text:span><text:span text:style-name="T67">53</text:span><text:span text:style-name="T69">)WAQTD m</text:span><text:span text:style-name="T67">in</text:span><text:span text:style-name="T69"> sal <text:s/>present in your employee table?</text:span></text:p>
      <text:p text:style-name="P8"><text:s/>select min(sal) <text:s/>from emp;</text:p>
      <text:p text:style-name="P11"><text:span text:style-name="T69">Q</text:span><text:span text:style-name="T67">54</text:span><text:span text:style-name="T69">)WAQTD </text:span><text:span text:style-name="T67">sum </text:span><text:span text:style-name="T69">sal <text:s/>present in your employee table?</text:span></text:p>
      <text:p text:style-name="P8">select sum(sal) <text:s/>from emp;</text:p>
      <text:p text:style-name="P11"><text:span text:style-name="T69">Q</text:span><text:span text:style-name="T67">55</text:span><text:span text:style-name="T69">)WAQTD max sal <text:s/>,</text:span><text:span text:style-name="T67">min sal,avg,sum sal using alias name </text:span><text:span text:style-name="T69">present in your employee table?</text:span></text:p>
      <text:p text:style-name="P54">select sum(sal) sumsal,avg(sal) avgsal,max(sal) <text:s/>maxSal,min(sal) minsal,count(*) count <text:s/>from emp;</text:p>
      <text:p text:style-name="P4">Q56)WAQTD all details of emp and sort the sal in descending order?</text:p>
      <text:p text:style-name="P5"><text:s text:c="6"/><text:span text:style-name="T31"><text:s/>select * from emp order by sal desc;</text:span></text:p>
      <text:p text:style-name="P4">Q57)WAQTD all details of emp and sort the record in desc order of hiredate if there are more than <text:s/>one emp on same hiredate then heighest sal should be shown first?</text:p>
      <text:p text:style-name="P5"><text:s text:c="11"/><text:span text:style-name="T31">select * from emp order by hiredate desc ,sal desc;</text:span></text:p>
      <text:p text:style-name="P4">Q58)WAQTD ename,sal and annual sal details of emp and sort the annual sal in descending order?</text:p>
      <text:p text:style-name="P5"><text:s text:c="3"/><text:span text:style-name="T31">select ename,sal,sal*12 from emp order by sal*12 desc;</text:span></text:p>
      <text:p text:style-name="P4">Q59)WAQTD ename,job details of emp who are working in either deptno 10,20,40 and the record in ascending order by their <text:s/>sal ?</text:p>
      <text:p text:style-name="P9">select ename,desgination,sal from emp where deptno in(10,20,40) order by sal </text:p>
      <text:p text:style-name="P35"><text:s text:c="2"/></text:p>
      <text:p text:style-name="P33"/>
      <text:p text:style-name="P32"><text:s text:c="2"/></text:p>
      <text:p text:style-name="P36">Q60)WAQTD no of count of the enp in each deptno?</text:p>
      <text:p text:style-name="P36"><text:s text:c="2"/></text:p>
      <text:p text:style-name="P36"><text:s text:c="2"/><text:span text:style-name="T31"><text:s text:c="4"/>select count(*) ,</text:span><text:span text:style-name="T38">deptno </text:span><text:span text:style-name="T31">from emp group by deptno;</text:span> </text:p>
      <text:p text:style-name="P36"><text:s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8"><text:s/><text:span text:style-name="T70">eid</text:span></text:p>
          </table:table-cell>
          <table:table-cell table:style-name="Table1.A1" office:value-type="string">
            <text:p text:style-name="P57">ename</text:p>
          </table:table-cell>
          <table:table-cell table:style-name="Table1.C1" office:value-type="string">
            <text:p text:style-name="P57">deptno</text:p>
          </table:table-cell>
        </table:table-row>
        <table:table-row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7">aaa</text:p>
          </table:table-cell>
          <table:table-cell table:style-name="Table1.C2" office:value-type="string">
            <text:p text:style-name="P57">10</text:p>
          </table:table-cell>
        </table:table-row>
        <table:table-row>
          <table:table-cell table:style-name="Table1.A2" office:value-type="string">
            <text:p text:style-name="P57">2</text:p>
          </table:table-cell>
          <table:table-cell table:style-name="Table1.A2" office:value-type="string">
            <text:p text:style-name="P57">bbb</text:p>
          </table:table-cell>
          <table:table-cell table:style-name="Table1.C2" office:value-type="string">
            <text:p text:style-name="P57">20</text:p>
          </table:table-cell>
        </table:table-row>
        <table:table-row>
          <table:table-cell table:style-name="Table1.A2" office:value-type="string">
            <text:p text:style-name="P57">3</text:p>
          </table:table-cell>
          <table:table-cell table:style-name="Table1.A2" office:value-type="string">
            <text:p text:style-name="P57">ccc</text:p>
          </table:table-cell>
          <table:table-cell table:style-name="Table1.C2" office:value-type="string">
            <text:p text:style-name="P57">30</text:p>
          </table:table-cell>
        </table:table-row>
        <table:table-row>
          <table:table-cell table:style-name="Table1.A2" office:value-type="string">
            <text:p text:style-name="P57">4</text:p>
          </table:table-cell>
          <table:table-cell table:style-name="Table1.A2" office:value-type="string">
            <text:p text:style-name="P57">dd</text:p>
          </table:table-cell>
          <table:table-cell table:style-name="Table1.C2" office:value-type="string">
            <text:p text:style-name="P57">10</text:p>
          </table:table-cell>
        </table:table-row>
        <table:table-row>
          <table:table-cell table:style-name="Table1.A2" office:value-type="string">
            <text:p text:style-name="P57">5</text:p>
          </table:table-cell>
          <table:table-cell table:style-name="Table1.A2" office:value-type="string">
            <text:p text:style-name="P57">ee</text:p>
          </table:table-cell>
          <table:table-cell table:style-name="Table1.C2" office:value-type="string">
            <text:p text:style-name="P57">20</text:p>
          </table:table-cell>
        </table:table-row>
      </table:table>
      <text:p text:style-name="P36"/>
      <text:p text:style-name="P36"><text:s/><text:span text:style-name="T70">deptno=10(group by)</text:span></text:p>
      <table:table table:name="Table2" table:style-name="Table2">
        <table:table-column table:style-name="Table2.A" table:number-columns-repeated="3"/>
        <text:soft-page-break/>
        <table:table-row>
          <table:table-cell table:style-name="Table2.A1" office:value-type="string">
            <text:p text:style-name="P57">1</text:p>
          </table:table-cell>
          <table:table-cell table:style-name="Table2.A1" office:value-type="string">
            <text:p text:style-name="P57">aaa</text:p>
          </table:table-cell>
          <table:table-cell table:style-name="Table2.C1" office:value-type="string">
            <text:p text:style-name="P57">10</text:p>
          </table:table-cell>
        </table:table-row>
        <table:table-row>
          <table:table-cell table:style-name="Table2.A2" office:value-type="string">
            <text:p text:style-name="P57">4</text:p>
          </table:table-cell>
          <table:table-cell table:style-name="Table2.A2" office:value-type="string">
            <text:p text:style-name="P57">dd</text:p>
          </table:table-cell>
          <table:table-cell table:style-name="Table2.C2" office:value-type="string">
            <text:p text:style-name="P57">10</text:p>
          </table:table-cell>
        </table:table-row>
      </table:table>
      <text:p text:style-name="P36"/>
      <text:p text:style-name="P37">deptno=20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7">2</text:p>
          </table:table-cell>
          <table:table-cell table:style-name="Table3.A1" office:value-type="string">
            <text:p text:style-name="P57">bbb</text:p>
          </table:table-cell>
          <table:table-cell table:style-name="Table3.C1" office:value-type="string">
            <text:p text:style-name="P57">20</text:p>
          </table:table-cell>
        </table:table-row>
        <table:table-row>
          <table:table-cell table:style-name="Table3.A2" office:value-type="string">
            <text:p text:style-name="P57">5</text:p>
          </table:table-cell>
          <table:table-cell table:style-name="Table3.A2" office:value-type="string">
            <text:p text:style-name="P57">ee</text:p>
          </table:table-cell>
          <table:table-cell table:style-name="Table3.C2" office:value-type="string">
            <text:p text:style-name="P57">20</text:p>
          </table:table-cell>
        </table:table-row>
      </table:table>
      <text:p text:style-name="P36"/>
      <text:p text:style-name="P37">deptno=30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57">3</text:p>
          </table:table-cell>
          <table:table-cell table:style-name="Table4.A1" office:value-type="string">
            <text:p text:style-name="P57">ccc</text:p>
          </table:table-cell>
          <table:table-cell table:style-name="Table4.C1" office:value-type="string">
            <text:p text:style-name="P57">30</text:p>
          </table:table-cell>
        </table:table-row>
      </table:table>
      <text:p text:style-name="P36"><text:span text:style-name="T71">NOTE-</text:span><text:span text:style-name="T72">group by clause excutes row by row,afetr the ex</text:span><text:span text:style-name="T73">eution</text:span><text:span text:style-name="T72"> the record are in grouped therfore all the clauses which excutes after the <text:s/>ex</text:span><text:span text:style-name="T73">eution </text:span><text:span text:style-name="T72">of gruop by clause .</text:span></text:p>
      <text:p text:style-name="P49"/>
      <text:p text:style-name="P38">Q61)WAQTD <text:s/>in the highest sal of each deptno?</text:p>
      <text:p text:style-name="P43"><text:s text:c="3"/>select max(sal), deptno from emp group by deptno; </text:p>
      <text:p text:style-name="P39"><text:span text:style-name="T74">Q62)WAQTD </text:span><text:s/><text:span text:style-name="T74">no of tester working in each deptno?</text:span></text:p>
      <text:p text:style-name="P43"><text:s text:c="2"/>select count(*) from emp where desgination='tester' group by deptno; </text:p>
      <text:p text:style-name="P53"><text:s text:c="3"/><text:span text:style-name="T74">Q63)WAQTD <text:s/>deptno of all the emp whose each having atleast 2 clerk?</text:span></text:p>
      <text:p text:style-name="P39"><text:s text:c="2"/><text:span text:style-name="T31">select deptno from emp where desgination='clerk' group by deptno having <text:s text:c="3"/></text:span></text:p>
      <text:p text:style-name="P39"><text:span text:style-name="T31"><text:s text:c="2"/>count(*)&gt;=</text:span><text:span text:style-name="T39">2</text:span><text:span text:style-name="T31">;</text:span></text:p>
      <text:p text:style-name="P44"/>
      <text:p text:style-name="P39"><text:span text:style-name="T31"><text:s/></text:span><text:span text:style-name="T40">==================================</text:span></text:p>
      <text:p text:style-name="P40">Q64)WAQTD the deptno which has total sal&gt;1000 in each dept?</text:p>
      <text:p text:style-name="P40"/>
      <text:p text:style-name="P45"><text:s/>select deptno from emp group by deptno having sum(sal)&gt;1000;</text:p>
      <text:p text:style-name="P45"/>
      <text:p text:style-name="P46">Q<text:span text:style-name="T56">65)WAQTD deptno which has atleast two emp hired into the same date?</text:span></text:p>
      <text:p text:style-name="P45"><text:s text:c="2"/>select deptno from emp group by hiredate,deptno having count(*)&gt;=1;</text:p>
      <text:p text:style-name="P45"><text:s/>deptno .</text:p>
      <text:p text:style-name="P45"><text:s text:c="2"/></text:p>
      <text:p text:style-name="P45"/>
      <text:p text:style-name="P46">Q66)<text:span text:style-name="T56">WAQTD deptno and avg</text:span> sal o<text:span text:style-name="T56">f all the deptno whose avg sal is 15000 by excluding the emp whose name begins with R.</text:span></text:p>
      <text:p text:style-name="P45"><text:s/>select deptno,avg(sal) from emp where ename not like '%r%' group bydeptno <text:s/>having <text:s/>avg(sal)&gt;1400;</text:p>
      <text:p text:style-name="P45"/>
      <text:p text:style-name="P46">Q67)<text:span text:style-name="T56">crete a table of deptartment <text:s/>details ?</text:span></text:p>
      <text:p text:style-name="P45">create table dname(deptno int Primary key,dname varchar(200) not null,loc varchar(200));</text:p>
      <text:p text:style-name="P45"><text:soft-page-break/></text:p>
      <text:p text:style-name="P46"><text:span text:style-name="T56">Q6</text:span><text:span text:style-name="T57">8</text:span><text:span text:style-name="T56">)</text:span><text:span text:style-name="T57">insert </text:span><text:span text:style-name="T56">a </text:span><text:span text:style-name="T57">records into </text:span><text:span text:style-name="T56">table of deptartment <text:s/>details ?</text:span></text:p>
      <text:p text:style-name="P45"><text:s/>insert into dname values(10,'admin','gujrat'</text:p>
      <text:p text:style-name="P55">idexcel_db(&gt; ),(20,'resercher','bangalore'),(30,'sales','durgapur'),(40,'hr','patna'),(50,'development','hydrabad'),(60,'testing','delhi'); <text:s text:c="2"/></text:p>
      <text:p text:style-name="P34">===========================================================</text:p>
      <text:p text:style-name="P41">Q<text:span text:style-name="T75">69</text:span>)WAQTD name of all emp who hiredate after neeta?</text:p>
      <text:p text:style-name="P47"><text:s/>select <text:span text:style-name="T76">ename </text:span>from emp where hiredate &gt;(select hiredate from emp</text:p>
      <text:p text:style-name="P47"><text:s/>where ename='neeta');</text:p>
      <text:p text:style-name="P41">Q<text:span text:style-name="T75">70</text:span>)WAQTD name of emp who working for rescerch deptartment?</text:p>
      <text:p text:style-name="P47"><text:s/>select ename from emp where deptno in(select deptno from dname where dname='resercher');</text:p>
      <text:p text:style-name="P48"><text:span text:style-name="T56">Q</text:span><text:span text:style-name="T58">71</text:span><text:span text:style-name="T56">)WAQTD name of emp whose working in loc which has atleast 1 A?</text:span></text:p>
      <text:p text:style-name="P47">select ename from emp where deptno in(select deptno from dname where loc like '%a%');</text:p>
      <text:p text:style-name="P47"><text:s/></text:p>
      <text:p text:style-name="P42">Q<text:span text:style-name="T75">72</text:span>)WA<text:span text:style-name="T31">QTD <text:s/>3</text:span><text:span text:style-name="T65">rd</text:span><text:span text:style-name="T31"> </text:span><text:s/>max sal?</text:p>
      <text:p text:style-name="P47">select max(sal) from emp where sal&lt;(select max(sal) from emp where sal&lt;(select max(sal) from emp));</text:p>
      <text:p text:style-name="P42">Q<text:span text:style-name="T75">73</text:span>)WA<text:span text:style-name="T31">QTD <text:s/>2</text:span><text:span text:style-name="T65">nd</text:span><text:span text:style-name="T31"> <text:s/></text:span><text:s/>max sal?</text:p>
      <text:p text:style-name="P47"><text:s/>select max(sal) from emp where sal&lt;(select max(sal) from emp);</text:p>
      <text:p text:style-name="P42">Q<text:span text:style-name="T75">74</text:span> )WAQTD deptartment name which has atleast 2 clerk?</text:p>
      <text:p text:style-name="P42"><text:s text:c="2"/><text:span text:style-name="T31"><text:s text:c="2"/></text:span><text:span text:style-name="T41"><text:s/>Select dname from dname where deptno in(select deptno from emp <text:s/>where desgination ='clerk'group by deptno having count(*)&gt;2);</text:span></text:p>
      <text:p text:style-name="P42">Q<text:span text:style-name="T75">75</text:span>)WAQTD name of the emp whose date of joining before riya <text:span text:style-name="T77">and sal greater then neeta?</text:span></text:p>
      <text:p text:style-name="P42"><text:s text:c="3"/><text:span text:style-name="T42"><text:s/>select </text:span><text:span text:style-name="T43">ename </text:span><text:span text:style-name="T42">from emp where hiredate </text:span><text:span text:style-name="T31">&lt;</text:span><text:span text:style-name="T42">(select hiredate from emp</text:span></text:p>
      <text:p text:style-name="P47"><text:s/>where ename='<text:span text:style-name="T78">riya</text:span>' <text:span text:style-name="T77">and sal &gt;(select sal from emp where ename=’neeta’));</text:span></text:p>
      <text:p text:style-name="P73">Q76)WAQTD dnmae,loc of all the emp whose sal is greater and equal=1000? </text:p>
      <text:p text:style-name="P90"><text:s/><text:span text:style-name="T79">select dname,loc from emp e ,dname d where e.deptno=d.deptno and sal&gt;=1000;</text:span></text:p>
      <text:p text:style-name="P78"/>
      <text:p text:style-name="P73">Q77)WAQTD ename,dname all the emp details of dept if where hiredate after 2015 and working in bangalore or patna?</text:p>
      <text:p text:style-name="P91"><text:span text:style-name="T79"><text:s text:c="2"/></text:span><text:span text:style-name="T80">select ename,dname from emp e ,dname d where e.deptno=d.deptno and <text:s text:c="6"/>hiredate&gt;'2015-12-31' and loc in('bangalore','patna');</text:span></text:p>
      <text:p text:style-name="P74"><text:s/></text:p>
      <text:p text:style-name="P73">Q78)WAQTD ename,dname all the emp name starts with s or p and there deptartment having atleast one ‘e’ in it?​</text:p>
      <text:p text:style-name="P92"><text:soft-page-break/><text:s/>select ename,dname from emp e ,dname d where e.deptno=d.deptno and ename like 'r%' or ename like 'n%'; <text:s text:c="52"/></text:p>
      <text:p text:style-name="P79">Q<text:span text:style-name="T81">79</text:span>)<text:span text:style-name="T56">WAQTD to obtain dname which do not have employee working in it?</text:span></text:p>
      <text:p text:style-name="P79"><text:s/>select <text:span text:style-name="T82">d</text:span>name from emp e <text:span text:style-name="T82">right</text:span> join dname d on e.deptno=d.deptno where <text:s/><text:span text:style-name="T82">e</text:span>.deptno is null;</text:p>
      <text:p text:style-name="P80"/>
      <text:p text:style-name="P79">Q<text:span text:style-name="T81">80</text:span>)<text:span text:style-name="T56">WAQTD to obtain </text:span><text:span text:style-name="T59">e</text:span><text:span text:style-name="T56">name which do not working in </text:span><text:span text:style-name="T59">any deptartment name</text:span><text:span text:style-name="T56">?</text:span></text:p>
      <text:p text:style-name="P93">select e.ename from emp e left join dname d on e.deptno=d.deptno where <text:s/>d.deptno is null; <text:s text:c="12"/></text:p>
      <text:p text:style-name="P81"><text:span text:style-name="T60">81)WAQTD the uppercase of ename in your record using single row function?</text:span></text:p>
      <text:p text:style-name="P83">SELECT upper(ename) from emp;</text:p>
      <text:p text:style-name="P81"><text:span text:style-name="T60">82)WAQTD the lowercaseof ename in your record using single row function?</text:span></text:p>
      <text:p text:style-name="P83">SELECT lower(ename) from emp;</text:p>
      <text:p text:style-name="P81"><text:span text:style-name="T60">83)WAQTD in initcap of ename in your record using single row function?</text:span></text:p>
      <text:p text:style-name="P94">SELECT <text:s/>initcap(ename) from emp;</text:p>
      <text:p text:style-name="P82"><text:span text:style-name="T60">84)WAQTD the leghth of ename in your record using single row function?</text:span></text:p>
      <text:p text:style-name="P82">SELECT length(ename) from emp;</text:p>
      <text:p text:style-name="P82"><text:span text:style-name="T60">85)WAQTD the leghth of ename as using alias name in your record using single row function?</text:span></text:p>
      <text:p text:style-name="P82"><text:s/>SELECT ename, length(ename) totalchar from emp;</text:p>
      <text:p text:style-name="P82"><text:span text:style-name="T60">86)WAQTD the leghth of job as using alias name in your record using single row function?</text:span></text:p>
      <text:p text:style-name="P82">SELECT job, length(job) totalchar from emp;</text:p>
      <text:p text:style-name="P82"><text:span text:style-name="T60">87)Concat the name with your surname presnet in your record using single row function?</text:span></text:p>
      <text:p text:style-name="P84">select concat(‘neeta’,’pandey’);</text:p>
      <text:p text:style-name="P82"><text:span text:style-name="T60">88)Concat all the ename with kumari <text:s/>presnet in your record using single row function?</text:span></text:p>
      <text:p text:style-name="P84">select concat(name,’kumari’) from emp;</text:p>
      <text:p text:style-name="P82"><text:span text:style-name="T60">89)revserse ename <text:s/>presnet in your record using single row function?</text:span></text:p>
      <text:p text:style-name="P84">select reverse(‘neeta’);</text:p>
      <text:p text:style-name="P82"><text:span text:style-name="T60">90)Concat all the ename <text:s/>presnet in your record using single row function?</text:span></text:p>
      <text:p text:style-name="P84">select reverse(ename) from emp;</text:p>
      <text:p text:style-name="P82"><text:span text:style-name="T60">91)WAQTD the replace <text:s/>presnet in your record using single row function?</text:span></text:p>
      <text:p text:style-name="P84">select replace (‘rahul’,’r’,’s’);</text:p>
      <text:p text:style-name="P84"/>
      <text:p text:style-name="P96"/>
      <text:p text:style-name="P75"/>
      <text:p text:style-name="P75"><text:soft-page-break/>3)Number single row function:-</text:p>
      <text:p text:style-name="P75"><text:s text:c="2"/>mod()</text:p>
      <text:p text:style-name="P75"/>
      <text:p text:style-name="P75"><text:s text:c="2"/><text:span text:style-name="T81">92)</text:span> <text:span text:style-name="T44">select mod(10,3);</text:span></text:p>
      <text:p text:style-name="P75"><text:span text:style-name="T44"><text:s text:c="2"/></text:span><text:span text:style-name="T45">93)</text:span><text:span text:style-name="T44"> select mod(sal,30) from emp;</text:span></text:p>
      <text:p text:style-name="P75"><text:s text:c="2"/>power()</text:p>
      <text:p text:style-name="P75"><text:s/><text:span text:style-name="T81">94)</text:span> <text:s/><text:span text:style-name="T44">select power(2,3);</text:span></text:p>
      <text:p text:style-name="P75"><text:span text:style-name="T44"><text:s/></text:span><text:span text:style-name="T45">95)</text:span><text:span text:style-name="T44"> <text:s/>select power(3,3);</text:span></text:p>
      <text:p text:style-name="P75"><text:span text:style-name="T45">96)</text:span><text:span text:style-name="T44"> select power(3,4);</text:span></text:p>
      <text:p text:style-name="P75"><text:s text:c="2"/></text:p>
      <text:p text:style-name="P75"><text:s text:c="2"/>sqrt()</text:p>
      <text:p text:style-name="P75"><text:span text:style-name="T45">97)</text:span><text:span text:style-name="T44">select sqrt(2);</text:span></text:p>
      <text:p text:style-name="P75"><text:span text:style-name="T45">98)</text:span><text:span text:style-name="T44">select sqrt(3);</text:span></text:p>
      <text:p text:style-name="P75"><text:span text:style-name="T44"/></text:p>
      <text:p text:style-name="P76"><text:span text:style-name="T31">=====================================================</text:span></text:p>
      <text:p text:style-name="P75"><text:s text:c="2"/>abs()</text:p>
      <text:p text:style-name="P75"/>
      <text:p text:style-name="P85"><text:span text:style-name="T81">99)</text:span>select abs(-200);</text:p>
      <text:p text:style-name="P85"><text:s/><text:span text:style-name="T61">round()</text:span></text:p>
      <text:p text:style-name="P87"><text:s/><text:span text:style-name="T84">case1 </text:span></text:p>
      <text:p text:style-name="P85"><text:s text:c="11"/><text:span text:style-name="T84">round(number,[scale]);</text:span></text:p>
      <text:p text:style-name="P85"><text:span text:style-name="T81">100) </text:span>select round(78.45);</text:p>
      <text:p text:style-name="P85"><text:s/><text:span text:style-name="T81">101) </text:span>select round(78.65);</text:p>
      <text:p text:style-name="P85"><text:s text:c="2"/><text:span text:style-name="T85">case2</text:span></text:p>
      <text:p text:style-name="P85"><text:s/><text:span text:style-name="T81">102)</text:span> select round(6482.6555363,2);</text:p>
      <text:p text:style-name="P85"><text:span text:style-name="T81">103)</text:span> select round(6482.6555363,3);</text:p>
      <text:p text:style-name="P85"><text:s text:c="4"/><text:span text:style-name="T85">case</text:span><text:span text:style-name="T86">3</text:span></text:p>
      <text:p text:style-name="P85"><text:span text:style-name="T81">104)select round(6482.6555363,-3);</text:span></text:p>
      <text:p text:style-name="P85"><text:span text:style-name="T81">105)</text:span>select round(6482.6555363,-1);</text:p>
      <text:p text:style-name="P85"><text:span text:style-name="T62"/></text:p>
      <text:p text:style-name="P85"><text:span text:style-name="T62"/></text:p>
      <text:p text:style-name="P85"><text:span text:style-name="T62"><text:s/>trunc()</text:span></text:p>
      <text:p text:style-name="P85"><text:span text:style-name="T60">106)</text:span><text:span text:style-name="T62"> <text:s/></text:span><text:span text:style-name="T87">select round(6482.89383);</text:span></text:p>
      <text:p text:style-name="P85"/>
      <text:p text:style-name="P88">DATE AND TIME FUNTION</text:p>
      <text:p text:style-name="P77"/>
      <text:p text:style-name="P77">Q<text:span text:style-name="T81">107</text:span>)Find the current date using single row function?</text:p>
      <text:p text:style-name="P89"><text:s text:c="2"/>select current_date;</text:p>
      <text:p text:style-name="P77">Q<text:span text:style-name="T81">108</text:span>)Find the current time using single row function?</text:p>
      <text:p text:style-name="P86"><text:s text:c="2"/>select current_time;</text:p>
      <text:p text:style-name="P77">Q<text:span text:style-name="T81">109</text:span>)Find the current date and time using single row function?</text:p>
      <text:p text:style-name="P77"><text:soft-page-break/><text:s text:c="3"/><text:span text:style-name="T31">select clock_timestamp();</text:span></text:p>
      <text:p text:style-name="P77">Q<text:span text:style-name="T81">110</text:span>)Find the my age <text:s/>using single row function?</text:p>
      <text:p text:style-name="P86">select age(timestamp '2020-05-29',timestamp '1996-07-02');</text:p>
      <text:p text:style-name="P77">Q<text:span text:style-name="T81">111</text:span>)<text:span text:style-name="T88">how to extract </text:span>the <text:span text:style-name="T88">century</text:span> using single row function?</text:p>
      <text:p text:style-name="P86">select extract(century from timestamp'2000-12-15');</text:p>
      <text:p text:style-name="P77">Q<text:span text:style-name="T81">112</text:span>)<text:span text:style-name="T88">how to extract </text:span>the <text:span text:style-name="T88">century</text:span> using single row function?</text:p>
      <text:p text:style-name="P86">select extract(century from timestamp'20<text:span text:style-name="T88">2</text:span>0-12-15');</text:p>
      <text:p text:style-name="P77">Q<text:span text:style-name="T81">113</text:span>)<text:span text:style-name="T88">how to decade</text:span> using single row function?</text:p>
      <text:p text:style-name="P86">select extract(decade from timestamp '2020-12-15’);</text:p>
      <text:p text:style-name="P77">Q<text:span text:style-name="T81">114</text:span>)<text:span text:style-name="T88">how to decade of week</text:span> using single row function?</text:p>
      <text:p text:style-name="P86">select extract(dow from timestamp '2020-05-29); <text:span text:style-name="T83">dow=deacde of week</text:span></text:p>
      <text:p text:style-name="P77">Q<text:span text:style-name="T81">114</text:span>)<text:span text:style-name="T88">how to decade of year </text:span>using single row function?</text:p>
      <text:p text:style-name="P86">select extract(do<text:span text:style-name="T83">y</text:span> from timestamp '2020-05-29);<text:span text:style-name="T83">doy=day of year</text:span></text:p>
      <text:p text:style-name="P77">Q<text:span text:style-name="T81">115</text:span>)<text:span text:style-name="T88">how to week only </text:span>using single row function?</text:p>
      <text:p text:style-name="P86">select extract(<text:span text:style-name="T83">week</text:span> from timestamp '2020-05-29); </text:p>
      <text:p text:style-name="P77">Q<text:span text:style-name="T81">116</text:span>)<text:span text:style-name="T88">how to <text:s/>week only </text:span>using single row function?</text:p>
      <text:p text:style-name="P86">select extract(<text:span text:style-name="T83">week </text:span>from timestamp '2020-05-29);</text:p>
      <text:p text:style-name="P77">Q<text:span text:style-name="T81">117</text:span>)<text:span text:style-name="T88">how to decade week only </text:span>using single row function?</text:p>
      <text:p text:style-name="P86">select extract(<text:span text:style-name="T83">isodow </text:span>from timestamp '2020-05-29);<text:span text:style-name="T83">isdow=is of weak of day</text:span></text:p>
      <text:p text:style-name="P77">Q<text:span text:style-name="T81">118</text:span>)<text:span text:style-name="T88">how to find <text:s/>month only </text:span>using single row function?</text:p>
      <text:p text:style-name="P86">select extract(<text:span text:style-name="T83">month </text:span>from timestamp '2020-05-29);</text:p>
      <text:p text:style-name="P77">Q<text:span text:style-name="T81">119</text:span>)<text:span text:style-name="T88">how to fimd the hour only </text:span>using single row function?</text:p>
      <text:p text:style-name="P86">select extract(hour from timestamp'2000-12-15 13:13:23');</text:p>
      <text:p text:style-name="P77">Q<text:span text:style-name="T81">120</text:span>)<text:span text:style-name="T88">how to fimd the minute only </text:span>using single row function?</text:p>
      <text:p text:style-name="P86">select extract(<text:span text:style-name="T83">min</text:span> from timestamp'2000-12-15 13:13:23');</text:p>
      <text:p text:style-name="P77">Q<text:span text:style-name="T81">121</text:span>)<text:span text:style-name="T88">how to fimd the alesrnate way of current time and date only </text:span>using single row function?</text:p>
      <text:p text:style-name="P86">select now();</text:p>
      <text:p text:style-name="P77">Q<text:span text:style-name="T81">122</text:span>)<text:span text:style-name="T88">how to fimd the alernate way of time <text:s/>only </text:span>using single row function?</text:p>
      <text:p text:style-name="P86">select now()::time;</text:p>
      <text:p text:style-name="P77">Q<text:span text:style-name="T81">123</text:span>)<text:span text:style-name="T88">how to fimd the alesrnate way of <text:s/>date only </text:span>using single row function?</text:p>
      <text:p text:style-name="P95">select now()::<text:span text:style-name="T83">da</text:span>t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ohit Devanagari1" svg:font-family="'Lohit Devanagari'"/>
    <style:font-face style:name="Menlo" svg:font-family="Menlo, Monaco, Consolas, 'Courier New', monospace"/>
    <style:font-face style:name="Monaco" svg:font-family="Monaco, Consolas, 'Andale Mono', 'DejaVu Sans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1:36:07.265819762</meta:creation-date>
    <dc:date>2020-05-29T13:49:01.773213806</dc:date>
    <meta:editing-duration>PT42M48S</meta:editing-duration>
    <meta:editing-cycles>7</meta:editing-cycles>
    <meta:generator>LibreOffice/6.0.7.3$Linux_X86_64 LibreOffice_project/00m0$Build-3</meta:generator>
    <meta:document-statistic meta:table-count="4" meta:image-count="0" meta:object-count="0" meta:page-count="11" meta:paragraph-count="323" meta:word-count="2228" meta:character-count="15319" meta:non-whitespace-character-count="12474"/>
  </office:meta>
</office:document-meta>
</file>